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Sawasdee" svg:font-family="Sawasdee" style:font-pitch="variable"/>
    <style:font-face style:name="dejavu sans mono" svg:font-family="'dejavu sans mono', monospace"/>
  </office:font-face-decls>
  <office:automatic-styles>
    <style:style style:name="Table6" style:family="table">
      <style:table-properties style:width="6.925in" table:align="margins"/>
    </style:style>
    <style:style style:name="Table6.A" style:family="table-column">
      <style:table-column-properties style:column-width="2.6861in" style:rel-column-width="25420*"/>
    </style:style>
    <style:style style:name="Table6.B" style:family="table-column">
      <style:table-column-properties style:column-width="4.2389in" style:rel-column-width="40115*"/>
    </style:style>
    <style:style style:name="Table6.A1" style:family="table-cell">
      <style:table-cell-properties fo:padding="0.0382in" fo:border="none"/>
    </style:style>
    <style:style style:name="Table6.B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2.1875in" style:rel-column-width="20701*"/>
    </style:style>
    <style:style style:name="Table1.B" style:family="table-column">
      <style:table-column-properties style:column-width="4.7375in" style:rel-column-width="44834*"/>
    </style:style>
    <style:style style:name="Table1.A1" style:family="table-cell">
      <style:table-cell-properties fo:padding="0.0382in" fo:border="none"/>
    </style:style>
    <style:style style:name="Table1.B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1875in" style:rel-column-width="20701*"/>
    </style:style>
    <style:style style:name="Table5.B" style:family="table-column">
      <style:table-column-properties style:column-width="4.7375in" style:rel-column-width="44834*"/>
    </style:style>
    <style:style style:name="Table5.A1" style:family="table-cell">
      <style:table-cell-properties fo:padding="0.0382in" fo:border="none"/>
    </style:style>
    <style:style style:name="Table5.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2.8722in" style:rel-column-width="27181*"/>
    </style:style>
    <style:style style:name="Table2.B" style:family="table-column">
      <style:table-column-properties style:column-width="4.0528in" style:rel-column-width="38354*"/>
    </style:style>
    <style:style style:name="Table2.A1" style:family="table-cell">
      <style:table-cell-properties fo:padding="0.0382in" fo:border="none"/>
    </style:style>
    <style:style style:name="Table2.B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2.8722in" style:rel-column-width="27181*"/>
    </style:style>
    <style:style style:name="Table3.B" style:family="table-column">
      <style:table-column-properties style:column-width="4.0528in" style:rel-column-width="38354*"/>
    </style:style>
    <style:style style:name="Table3.1" style:family="table-row">
      <style:table-row-properties style:min-row-height="0.3125in"/>
    </style:style>
    <style:style style:name="Table3.A1" style:family="table-cell">
      <style:table-cell-properties fo:padding="0.0382in" fo:border="none"/>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2.8722in" style:rel-column-width="27181*"/>
    </style:style>
    <style:style style:name="Table4.B" style:family="table-column">
      <style:table-column-properties style:column-width="4.0528in" style:rel-column-width="38354*"/>
    </style:style>
    <style:style style:name="Table4.A1" style:family="table-cell">
      <style:table-cell-properties fo:padding="0.0382in" fo:border="none"/>
    </style:style>
    <style:style style:name="Table4.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201in" fo:border="0.05pt solid #000000"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201in" fo:border="0.05pt solid #000000" style:writing-mode="page"/>
    </style:style>
    <style:style style:name="P1" style:family="paragraph" style:parent-style-name="Header">
      <style:text-properties officeooo:rsid="00647a77" officeooo:paragraph-rsid="00826ceb"/>
    </style:style>
    <style:style style:name="P2" style:family="paragraph" style:parent-style-name="Footer">
      <style:text-properties officeooo:rsid="0064783a" officeooo:paragraph-rsid="00845218"/>
    </style:style>
    <style:style style:name="P3" style:family="paragraph" style:parent-style-name="Standard">
      <style:paragraph-properties fo:break-before="page"/>
      <style:text-properties style:font-name="Liberation Sans" fo:font-size="18.2000007629395pt" fo:font-weight="bold" officeooo:rsid="0023db6d" style:font-name-asian="Noto Sans CJK SC" style:font-size-asian="18.2000007629395pt" style:font-weight-asian="bold" style:font-name-complex="Lohit Devanagari1" style:font-size-complex="18.2000007629395pt" style:font-weight-complex="bold"/>
    </style:style>
    <style:style style:name="P4" style:family="paragraph" style:parent-style-name="Standard">
      <style:text-properties style:font-name="Liberation Sans" fo:font-size="18.2000007629395pt" fo:font-weight="bold" officeooo:rsid="0023db6d" style:font-name-asian="Noto Sans CJK SC" style:font-size-asian="18.2000007629395pt" style:font-weight-asian="bold" style:font-name-complex="Lohit Devanagari1" style:font-size-complex="18.2000007629395pt" style:font-weight-complex="bold"/>
    </style:style>
    <style:style style:name="P5" style:family="paragraph" style:parent-style-name="Text_20_body">
      <style:paragraph-properties fo:text-align="center" style:justify-single-word="false"/>
      <style:text-properties style:font-name="Liberation Sans" fo:font-size="18.2000007629395pt" fo:font-weight="bold" officeooo:rsid="0023db6d" officeooo:paragraph-rsid="002ee53c" style:font-name-asian="Noto Sans CJK SC" style:font-size-asian="18.2000007629395pt" style:font-weight-asian="bold" style:font-name-complex="Lohit Devanagari1" style:font-size-complex="18.2000007629395pt" style:font-weight-complex="bold"/>
    </style:style>
    <style:style style:name="P6" style:family="paragraph" style:parent-style-name="Text_20_body">
      <style:paragraph-properties fo:text-align="center" style:justify-single-word="false"/>
      <style:text-properties style:font-name="Liberation Sans" fo:font-size="18.2000007629395pt" fo:font-weight="bold" officeooo:rsid="0023db6d" officeooo:paragraph-rsid="003e27d8" style:font-name-asian="Noto Sans CJK SC" style:font-size-asian="18.2000007629395pt" style:font-weight-asian="bold" style:font-name-complex="Lohit Devanagari1" style:font-size-complex="18.2000007629395pt" style:font-weight-complex="bold"/>
    </style:style>
    <style:style style:name="P7" style:family="paragraph" style:parent-style-name="Standard">
      <style:text-properties style:font-name="Sawasdee"/>
    </style:style>
    <style:style style:name="P8" style:family="paragraph" style:parent-style-name="Standard">
      <style:text-properties style:font-name="Sawasdee" fo:font-weight="bold" style:font-weight-asian="bold" style:font-weight-complex="bold"/>
    </style:style>
    <style:style style:name="P9" style:family="paragraph" style:parent-style-name="Standard">
      <style:text-properties style:font-name="Sawasdee" fo:font-weight="bold" officeooo:rsid="0023bcec" officeooo:paragraph-rsid="0023bcec" style:font-weight-asian="bold" style:font-weight-complex="bold"/>
    </style:style>
    <style:style style:name="P10" style:family="paragraph" style:parent-style-name="Standard">
      <style:text-properties style:font-name="Sawasdee" fo:font-weight="bold" officeooo:paragraph-rsid="0023db6d" style:font-weight-asian="bold" style:font-weight-complex="bold"/>
    </style:style>
    <style:style style:name="P11" style:family="paragraph" style:parent-style-name="Standard">
      <style:paragraph-properties fo:text-align="center" style:justify-single-word="false"/>
      <style:text-properties style:font-name="Sawasdee" fo:font-weight="bold" officeooo:rsid="002e212d" officeooo:paragraph-rsid="002e212d" style:font-weight-asian="bold" style:font-weight-complex="bold"/>
    </style:style>
    <style:style style:name="P12" style:family="paragraph" style:parent-style-name="Standard">
      <style:text-properties style:font-name="Sawasdee" fo:font-weight="bold" officeooo:paragraph-rsid="006ed13e" style:font-weight-asian="bold" style:font-weight-complex="bold"/>
    </style:style>
    <style:style style:name="P13" style:family="paragraph" style:parent-style-name="Standard">
      <style:text-properties style:font-name="Sawasdee" fo:font-weight="bold" officeooo:rsid="00510b2e" officeooo:paragraph-rsid="00817b7d" style:font-weight-asian="bold" style:font-name-complex="Lohit Devanagari1" style:font-weight-complex="bold"/>
    </style:style>
    <style:style style:name="P14" style:family="paragraph" style:parent-style-name="Standard">
      <style:text-properties style:font-name="Sawasdee" officeooo:paragraph-rsid="0023bcec"/>
    </style:style>
    <style:style style:name="P15" style:family="paragraph" style:parent-style-name="Standard">
      <style:text-properties style:font-name="Sawasdee" officeooo:paragraph-rsid="0023db6d"/>
    </style:style>
    <style:style style:name="P16" style:family="paragraph" style:parent-style-name="Standard">
      <style:paragraph-properties fo:margin-left="0in" fo:margin-right="0in" fo:text-indent="0in" style:auto-text-indent="false"/>
      <style:text-properties style:font-name="Sawasdee" officeooo:paragraph-rsid="0023db6d"/>
    </style:style>
    <style:style style:name="P17" style:family="paragraph" style:parent-style-name="Standard">
      <style:text-properties style:font-name="Sawasdee" officeooo:paragraph-rsid="0026b633"/>
    </style:style>
    <style:style style:name="P18" style:family="paragraph" style:parent-style-name="Standard">
      <style:paragraph-properties fo:margin-left="0in" fo:margin-right="0in" fo:text-indent="0in" style:auto-text-indent="false"/>
      <style:text-properties style:font-name="Sawasdee" officeooo:paragraph-rsid="0026b633"/>
    </style:style>
    <style:style style:name="P19" style:family="paragraph" style:parent-style-name="Standard">
      <style:text-properties style:font-name="Sawasdee" fo:font-size="12pt" fo:font-weight="bold" officeooo:rsid="002bda0e" officeooo:paragraph-rsid="0030af8c" style:font-size-asian="12pt" style:font-weight-asian="bold" style:font-size-complex="12pt" style:font-weight-complex="bold"/>
    </style:style>
    <style:style style:name="P20" style:family="paragraph" style:parent-style-name="Standard">
      <style:text-properties style:font-name="Sawasdee" fo:font-size="12pt" fo:font-weight="bold" officeooo:rsid="0026a9a4" officeooo:paragraph-rsid="0030af8c" style:font-size-asian="12pt" style:font-weight-asian="bold" style:font-size-complex="12pt" style:font-weight-complex="bold"/>
    </style:style>
    <style:style style:name="P21" style:family="paragraph" style:parent-style-name="Standard">
      <style:text-properties style:font-name="Sawasdee" fo:font-size="12pt" fo:font-weight="bold" officeooo:paragraph-rsid="003f6e25" style:font-size-asian="12pt" style:font-weight-asian="bold" style:font-size-complex="12pt" style:font-weight-complex="bold"/>
    </style:style>
    <style:style style:name="P22" style:family="paragraph" style:parent-style-name="Standard">
      <style:text-properties style:font-name="Sawasdee" fo:font-size="12pt" fo:font-weight="bold" officeooo:rsid="0023db6d" officeooo:paragraph-rsid="0032a497" style:font-name-asian="OpenSymbol" style:font-size-asian="12pt" style:font-weight-asian="bold" style:font-name-complex="OpenSymbol" style:font-size-complex="12pt" style:font-weight-complex="bold"/>
    </style:style>
    <style:style style:name="P23" style:family="paragraph" style:parent-style-name="Standard">
      <style:paragraph-properties fo:margin-left="0in" fo:margin-right="0in" fo:text-indent="0in" style:auto-text-indent="false"/>
      <style:text-properties style:font-name="Sawasdee" fo:font-size="12pt" fo:font-weight="normal" officeooo:paragraph-rsid="0032a497" style:font-size-asian="12pt" style:font-weight-asian="normal" style:font-size-complex="12pt" style:font-weight-complex="normal"/>
    </style:style>
    <style:style style:name="P24" style:family="paragraph" style:parent-style-name="Standard">
      <style:text-properties style:font-name="Sawasdee" fo:font-size="12pt" fo:font-weight="normal" officeooo:paragraph-rsid="006d86d4" style:font-size-asian="12pt" style:font-weight-asian="normal" style:font-size-complex="12pt" style:font-weight-complex="normal"/>
    </style:style>
    <style:style style:name="P25" style:family="paragraph" style:parent-style-name="Standard">
      <style:paragraph-properties fo:margin-left="0in" fo:margin-right="0in" fo:text-indent="0in" style:auto-text-indent="false"/>
      <style:text-properties style:font-name="Sawasdee" fo:font-size="12pt" fo:font-weight="normal" officeooo:paragraph-rsid="001ed659" style:font-size-asian="12pt" style:font-weight-asian="normal" style:font-size-complex="12pt" style:font-weight-complex="normal"/>
    </style:style>
    <style:style style:name="P26" style:family="paragraph" style:parent-style-name="Standard">
      <style:text-properties style:font-name="Sawasdee" fo:font-size="12pt" fo:font-weight="normal" officeooo:rsid="0041de18" officeooo:paragraph-rsid="006d86d4" style:font-name-asian="Noto Sans CJK SC" style:font-size-asian="12pt" style:font-weight-asian="normal" style:font-name-complex="Lohit Devanagari1" style:font-size-complex="12pt" style:font-weight-complex="normal"/>
    </style:style>
    <style:style style:name="P27" style:family="paragraph" style:parent-style-name="Standard">
      <style:text-properties style:font-name="Sawasdee" fo:font-size="12pt" officeooo:paragraph-rsid="0023db6d" style:font-size-asian="12pt" style:font-name-complex="Lohit Devanagari1" style:font-size-complex="12pt"/>
    </style:style>
    <style:style style:name="P28" style:family="paragraph" style:parent-style-name="Standard">
      <style:text-properties style:font-name="Sawasdee" fo:font-size="12pt" officeooo:paragraph-rsid="0037565d" style:font-size-asian="12pt" style:font-size-complex="12pt"/>
    </style:style>
    <style:style style:name="P29" style:family="paragraph" style:parent-style-name="Standard">
      <style:text-properties style:font-name="Sawasdee" fo:font-size="12pt" officeooo:paragraph-rsid="003f6e25" style:font-size-asian="12pt" style:font-size-complex="12pt"/>
    </style:style>
    <style:style style:name="P30" style:family="paragraph" style:parent-style-name="Standard">
      <style:text-properties style:font-name="Sawasdee" fo:font-size="12pt" officeooo:paragraph-rsid="0023db6d" style:font-size-asian="12pt" style:font-size-complex="12pt"/>
    </style:style>
    <style:style style:name="P31" style:family="paragraph" style:parent-style-name="Standard">
      <style:text-properties style:font-name="Sawasdee" fo:font-size="12pt" officeooo:paragraph-rsid="004cd636" style:font-size-asian="12pt" style:font-size-complex="12pt"/>
    </style:style>
    <style:style style:name="P32" style:family="paragraph" style:parent-style-name="Standard">
      <style:text-properties style:font-name="Sawasdee" fo:font-size="12pt" officeooo:paragraph-rsid="0050fbd1" style:font-size-asian="12pt" style:font-size-complex="12pt"/>
    </style:style>
    <style:style style:name="P33" style:family="paragraph" style:parent-style-name="Standard">
      <style:text-properties style:font-name="Sawasdee" fo:font-size="12pt" officeooo:paragraph-rsid="00510b2e" style:font-size-asian="12pt" style:font-size-complex="12pt"/>
    </style:style>
    <style:style style:name="P34" style:family="paragraph" style:parent-style-name="Standard">
      <style:text-properties style:font-name="Sawasdee" fo:font-size="12pt" officeooo:paragraph-rsid="006ed13e" style:font-size-asian="12pt" style:font-size-complex="12pt"/>
    </style:style>
    <style:style style:name="P35" style:family="paragraph" style:parent-style-name="Standard">
      <style:paragraph-properties fo:margin-left="0in" fo:margin-right="0in" fo:text-indent="0in" style:auto-text-indent="false"/>
      <style:text-properties style:font-name="Sawasdee" fo:font-size="12pt" style:font-size-asian="12pt" style:font-size-complex="12pt"/>
    </style:style>
    <style:style style:name="P36" style:family="paragraph" style:parent-style-name="Standard">
      <style:paragraph-properties fo:margin-left="0in" fo:margin-right="0in" fo:text-indent="0in" style:auto-text-indent="false"/>
      <style:text-properties style:font-name="Sawasdee" fo:font-size="12pt" officeooo:paragraph-rsid="0023bcec" style:font-size-asian="12pt" style:font-size-complex="12pt"/>
    </style:style>
    <style:style style:name="P37" style:family="paragraph" style:parent-style-name="Standard">
      <style:paragraph-properties fo:margin-left="0in" fo:margin-right="0in" fo:text-indent="0in" style:auto-text-indent="false"/>
      <style:text-properties style:font-name="Sawasdee" fo:font-size="12pt" officeooo:paragraph-rsid="001ed659" style:font-size-asian="12pt" style:font-size-complex="12pt"/>
    </style:style>
    <style:style style:name="P38" style:family="paragraph" style:parent-style-name="Standard">
      <style:paragraph-properties fo:margin-top="0.0791in" fo:margin-bottom="0.0791in" style:contextual-spacing="false"/>
      <style:text-properties style:font-name="Sawasdee" fo:font-size="12pt" officeooo:rsid="002215c7" officeooo:paragraph-rsid="0023db6d" style:font-size-asian="12pt" style:font-size-complex="12pt"/>
    </style:style>
    <style:style style:name="P39" style:family="paragraph" style:parent-style-name="Standard">
      <style:text-properties style:font-name="Sawasdee" fo:font-size="12pt" officeooo:paragraph-rsid="006d86d4" style:font-size-asian="12pt" style:font-size-complex="12pt"/>
    </style:style>
    <style:style style:name="P40" style:family="paragraph" style:parent-style-name="Text_20_body">
      <style:text-properties style:font-name="Sawasdee" fo:font-size="12pt" fo:font-style="normal" fo:font-weight="normal" officeooo:rsid="0055db28" officeooo:paragraph-rsid="0055db28" style:font-name-asian="Noto Sans CJK SC" style:font-size-asian="12pt" style:font-style-asian="normal" style:font-weight-asian="normal" style:font-name-complex="Lohit Devanagari1" style:font-size-complex="12pt" style:font-style-complex="normal" style:font-weight-complex="normal"/>
    </style:style>
    <style:style style:name="P41" style:family="paragraph" style:parent-style-name="Standard">
      <style:text-properties style:font-name="Sawasdee" officeooo:paragraph-rsid="0032a497"/>
    </style:style>
    <style:style style:name="P42" style:family="paragraph" style:parent-style-name="Standard">
      <style:paragraph-properties fo:margin-left="0in" fo:margin-right="0in" fo:text-indent="0in" style:auto-text-indent="false"/>
      <style:text-properties style:font-name="Sawasdee" officeooo:paragraph-rsid="0032a497"/>
    </style:style>
    <style:style style:name="P43" style:family="paragraph" style:parent-style-name="Standard">
      <style:text-properties style:font-name="Sawasdee" fo:font-weight="normal" style:font-weight-asian="normal" style:font-weight-complex="normal"/>
    </style:style>
    <style:style style:name="P44" style:family="paragraph" style:parent-style-name="Standard">
      <style:paragraph-properties fo:margin-left="0in" fo:margin-right="0in" fo:text-indent="0in" style:auto-text-indent="false"/>
      <style:text-properties style:font-name="Sawasdee" fo:font-weight="normal" officeooo:paragraph-rsid="0026b633" style:font-weight-asian="normal" style:font-weight-complex="normal"/>
    </style:style>
    <style:style style:name="P45" style:family="paragraph" style:parent-style-name="Standard">
      <style:paragraph-properties fo:margin-left="0in" fo:margin-right="0in" fo:text-indent="0in" style:auto-text-indent="false"/>
      <style:text-properties style:font-name="Sawasdee" officeooo:paragraph-rsid="001ed659"/>
    </style:style>
    <style:style style:name="P46" style:family="paragraph" style:parent-style-name="Standard">
      <style:paragraph-properties fo:margin-left="0in" fo:margin-right="0in" fo:text-indent="0in" style:auto-text-indent="false"/>
      <style:text-properties style:font-name="Sawasdee" officeooo:paragraph-rsid="002555da"/>
    </style:style>
    <style:style style:name="P47" style:family="paragraph" style:parent-style-name="Text_20_body">
      <style:text-properties style:font-name="Sawasdee" fo:font-size="16pt" fo:font-weight="bold" officeooo:rsid="0034e359" officeooo:paragraph-rsid="0030af8c" style:font-name-asian="Noto Sans CJK SC" style:font-size-asian="16pt" style:font-weight-asian="bold" style:font-name-complex="Lohit Devanagari1" style:font-size-complex="16pt" style:font-weight-complex="bold"/>
    </style:style>
    <style:style style:name="P48" style:family="paragraph" style:parent-style-name="Standard">
      <style:text-properties style:font-name="Sawasdee" fo:font-size="14pt" fo:font-weight="bold" officeooo:rsid="0041de18" officeooo:paragraph-rsid="0023db6d" style:font-size-asian="14pt" style:font-weight-asian="bold" style:font-name-complex="Lohit Devanagari1" style:font-size-complex="14pt" style:font-weight-complex="bold"/>
    </style:style>
    <style:style style:name="P49" style:family="paragraph" style:parent-style-name="Standard">
      <style:text-properties style:font-name="Sawasdee" fo:font-size="14pt" fo:font-weight="bold" style:font-size-asian="14pt" style:font-weight-asian="bold" style:font-name-complex="Lohit Devanagari1" style:font-size-complex="14pt" style:font-weight-complex="bold"/>
    </style:style>
    <style:style style:name="P50" style:family="paragraph" style:parent-style-name="Standard">
      <style:text-properties style:font-name="Sawasdee" fo:font-size="14pt" fo:font-weight="bold" officeooo:paragraph-rsid="0023db6d" style:font-size-asian="14pt" style:font-weight-asian="bold" style:font-name-complex="Lohit Devanagari1" style:font-size-complex="14pt" style:font-weight-complex="bold"/>
    </style:style>
    <style:style style:name="P51" style:family="paragraph" style:parent-style-name="Standard">
      <style:paragraph-properties fo:margin-left="0in" fo:margin-right="0in" fo:text-indent="0in" style:auto-text-indent="false"/>
      <style:text-properties style:font-name="Sawasdee" fo:font-size="14pt" fo:font-weight="bold" officeooo:paragraph-rsid="0023db6d" style:font-size-asian="14pt" style:font-weight-asian="bold" style:font-name-complex="Lohit Devanagari1" style:font-size-complex="14pt" style:font-weight-complex="bold"/>
    </style:style>
    <style:style style:name="P52" style:family="paragraph" style:parent-style-name="Standard">
      <style:text-properties style:font-name="Sawasdee" fo:font-size="14pt" fo:font-weight="bold" officeooo:paragraph-rsid="0033bdb4" style:font-size-asian="14pt" style:font-weight-asian="bold" style:font-name-complex="Lohit Devanagari1" style:font-size-complex="14pt" style:font-weight-complex="bold"/>
    </style:style>
    <style:style style:name="P53" style:family="paragraph" style:parent-style-name="Standard">
      <style:text-properties style:font-name="Sawasdee" fo:font-size="14pt" fo:font-weight="bold" officeooo:paragraph-rsid="006ed13e" style:font-size-asian="14pt" style:font-weight-asian="bold" style:font-name-complex="Lohit Devanagari1" style:font-size-complex="14pt" style:font-weight-complex="bold"/>
    </style:style>
    <style:style style:name="P54" style:family="paragraph" style:parent-style-name="Standard">
      <style:paragraph-properties fo:margin-left="0in" fo:margin-right="0in" fo:text-indent="0in" style:auto-text-indent="false"/>
      <style:text-properties style:font-name="Sawasdee" fo:font-size="14pt" fo:font-weight="bold" officeooo:rsid="002e212d" officeooo:paragraph-rsid="002e212d" style:font-size-asian="14pt" style:font-weight-asian="bold" style:font-name-complex="Lohit Devanagari1" style:font-size-complex="14pt" style:font-weight-complex="bold"/>
    </style:style>
    <style:style style:name="P55" style:family="paragraph" style:parent-style-name="Standard">
      <style:text-properties style:font-name="Sawasdee" fo:font-size="14pt" fo:font-weight="bold" officeooo:rsid="0041de18" officeooo:paragraph-rsid="0050fbd1" style:font-name-asian="Noto Sans CJK SC" style:font-size-asian="14pt" style:font-weight-asian="bold" style:font-name-complex="Lohit Devanagari1" style:font-size-complex="14pt" style:font-weight-complex="bold"/>
    </style:style>
    <style:style style:name="P56" style:family="paragraph" style:parent-style-name="Standard">
      <style:text-properties style:font-name="Sawasdee" officeooo:paragraph-rsid="0023db6d" style:font-name-complex="Lohit Devanagari1"/>
    </style:style>
    <style:style style:name="P57" style:family="paragraph" style:parent-style-name="Standard">
      <style:text-properties style:font-name="Sawasdee" officeooo:rsid="00510b2e" officeooo:paragraph-rsid="00510b2e" style:font-name-complex="Lohit Devanagari1"/>
    </style:style>
    <style:style style:name="P58" style:family="paragraph" style:parent-style-name="Standard">
      <style:text-properties style:font-name="Sawasdee" officeooo:paragraph-rsid="0050fbd1"/>
    </style:style>
    <style:style style:name="P59" style:family="paragraph" style:parent-style-name="Standard">
      <style:text-properties style:font-name="Sawasdee" officeooo:paragraph-rsid="00510b2e"/>
    </style:style>
    <style:style style:name="P60" style:family="paragraph" style:parent-style-name="Standard">
      <style:text-properties style:font-name="Sawasdee" fo:font-size="14.1000003814697pt" fo:font-weight="bold" officeooo:rsid="004cd636" officeooo:paragraph-rsid="003f6e25" style:font-name-asian="Noto Sans CJK SC" style:font-size-asian="14.1000003814697pt" style:font-weight-asian="bold" style:font-name-complex="Lohit Devanagari1" style:font-size-complex="14.1000003814697pt" style:font-weight-complex="bold"/>
    </style:style>
    <style:style style:name="P61" style:family="paragraph" style:parent-style-name="Standard">
      <style:text-properties style:font-name="Sawasdee" fo:font-size="14.1000003814697pt" fo:font-weight="bold" officeooo:rsid="004cd636" officeooo:paragraph-rsid="004eac30" style:font-name-asian="Noto Sans CJK SC" style:font-size-asian="14.1000003814697pt" style:font-weight-asian="bold" style:font-name-complex="Lohit Devanagari1" style:font-size-complex="14.1000003814697pt" style:font-weight-complex="bold"/>
    </style:style>
    <style:style style:name="P62" style:family="paragraph" style:parent-style-name="Standard">
      <style:text-properties style:font-name="FreeMono" fo:font-size="10pt" style:font-size-asian="10pt" style:font-size-complex="10pt"/>
    </style:style>
    <style:style style:name="P63" style:family="paragraph" style:parent-style-name="Standard">
      <style:text-properties style:font-name="FreeMono" fo:font-size="10pt" officeooo:paragraph-rsid="001a6ae7" style:font-size-asian="10pt" style:font-size-complex="10pt"/>
    </style:style>
    <style:style style:name="P64" style:family="paragraph" style:parent-style-name="Standard">
      <style:text-properties style:font-name="FreeMono" fo:font-size="10pt" officeooo:paragraph-rsid="0023db6d" style:font-size-asian="10pt" style:font-size-complex="10pt"/>
    </style:style>
    <style:style style:name="P65" style:family="paragraph" style:parent-style-name="Standard">
      <style:paragraph-properties fo:margin-left="0in" fo:margin-right="0in" fo:text-indent="0in" style:auto-text-indent="false"/>
      <style:text-properties style:font-name="FreeMono" fo:font-size="10pt" officeooo:paragraph-rsid="0023db6d" style:font-size-asian="10pt" style:font-size-complex="10pt"/>
    </style:style>
    <style:style style:name="P66" style:family="paragraph" style:parent-style-name="Standard">
      <style:text-properties style:font-name="FreeMono" fo:font-size="10pt" officeooo:rsid="0026a9a4" officeooo:paragraph-rsid="002e212d" style:font-size-asian="10pt" style:font-size-complex="10pt"/>
    </style:style>
    <style:style style:name="P67" style:family="paragraph" style:parent-style-name="Standard">
      <style:text-properties style:font-name="FreeMono" fo:font-size="10pt" officeooo:rsid="0026a9a4" officeooo:paragraph-rsid="00543e6d" style:font-size-asian="10pt" style:font-size-complex="10pt"/>
    </style:style>
    <style:style style:name="P68" style:family="paragraph" style:parent-style-name="Standard">
      <style:text-properties style:font-name="FreeMono" fo:font-size="10pt" officeooo:paragraph-rsid="0026b633" style:font-size-asian="10pt" style:font-size-complex="10pt"/>
    </style:style>
    <style:style style:name="P69" style:family="paragraph" style:parent-style-name="Standard">
      <style:text-properties style:font-name="FreeMono" fo:font-size="10pt" officeooo:paragraph-rsid="002e212d" style:font-size-asian="10pt" style:font-size-complex="10pt"/>
    </style:style>
    <style:style style:name="P70" style:family="paragraph" style:parent-style-name="Standard">
      <style:text-properties style:font-name="FreeMono" fo:font-size="10pt" officeooo:paragraph-rsid="0030af8c" style:font-size-asian="10pt" style:font-size-complex="10pt"/>
    </style:style>
    <style:style style:name="P71" style:family="paragraph" style:parent-style-name="Standard">
      <style:text-properties style:font-name="FreeMono" fo:font-size="10pt" officeooo:paragraph-rsid="0032a497" style:font-size-asian="10pt" style:font-size-complex="10pt"/>
    </style:style>
    <style:style style:name="P72" style:family="paragraph" style:parent-style-name="Standard">
      <style:text-properties style:font-name="FreeMono" fo:font-size="10pt" officeooo:paragraph-rsid="00531eeb" style:font-size-asian="10pt" style:font-size-complex="10pt"/>
    </style:style>
    <style:style style:name="P73" style:family="paragraph" style:parent-style-name="Standard">
      <style:text-properties style:font-name="FreeMono" fo:font-size="10pt" officeooo:paragraph-rsid="00543e6d" style:font-size-asian="10pt" style:font-size-complex="10pt"/>
    </style:style>
    <style:style style:name="P74" style:family="paragraph" style:parent-style-name="Standard">
      <style:paragraph-properties fo:margin-left="0in" fo:margin-right="0in" fo:text-indent="0in" style:auto-text-indent="false"/>
      <style:text-properties style:font-name="FreeMono" fo:font-size="10pt" style:font-size-asian="10pt" style:font-size-complex="10pt"/>
    </style:style>
    <style:style style:name="P75" style:family="paragraph" style:parent-style-name="Text_20_body">
      <style:text-properties style:font-name="FreeMono" fo:font-size="10pt" officeooo:rsid="002ee53c" style:font-size-asian="10pt" style:font-size-complex="10pt"/>
    </style:style>
    <style:style style:name="P76" style:family="paragraph" style:parent-style-name="Standard">
      <style:text-properties style:font-name="FreeMono" fo:font-size="10pt" fo:font-weight="normal" officeooo:paragraph-rsid="0032a497" style:font-size-asian="10pt" style:font-weight-asian="normal" style:font-size-complex="10pt" style:font-weight-complex="normal"/>
    </style:style>
    <style:style style:name="P77" style:family="paragraph" style:parent-style-name="Standard">
      <style:paragraph-properties fo:margin-left="0in" fo:margin-right="0in" fo:text-indent="0in" style:auto-text-indent="false"/>
      <style:text-properties style:font-name="FreeMono" fo:font-size="10pt" fo:font-weight="normal" officeooo:paragraph-rsid="0032a497" style:font-size-asian="10pt" style:font-weight-asian="normal" style:font-size-complex="10pt" style:font-weight-complex="normal"/>
    </style:style>
    <style:style style:name="P78" style:family="paragraph" style:parent-style-name="Text_20_body">
      <style:text-properties style:font-name="FreeMono" fo:font-size="10pt" officeooo:rsid="00721f93" officeooo:paragraph-rsid="00721f93" style:font-size-asian="8.75pt" style:font-size-complex="10pt"/>
    </style:style>
    <style:style style:name="P79" style:family="paragraph" style:parent-style-name="Standard">
      <style:text-properties style:font-name="FreeMono" officeooo:paragraph-rsid="0023db6d"/>
    </style:style>
    <style:style style:name="P80" style:family="paragraph" style:parent-style-name="Standard">
      <style:text-properties style:font-name="FreeMono" officeooo:paragraph-rsid="002e212d"/>
    </style:style>
    <style:style style:name="P81" style:family="paragraph" style:parent-style-name="Standard">
      <style:text-properties officeooo:paragraph-rsid="001a6ae7"/>
    </style:style>
    <style:style style:name="P82" style:family="paragraph" style:parent-style-name="Standard">
      <style:text-properties officeooo:paragraph-rsid="002e212d"/>
    </style:style>
    <style:style style:name="P83" style:family="paragraph" style:parent-style-name="Standard">
      <style:text-properties officeooo:paragraph-rsid="0030af8c"/>
    </style:style>
    <style:style style:name="P84" style:family="paragraph" style:parent-style-name="Standard">
      <style:paragraph-properties fo:margin-left="0in" fo:margin-right="0in" fo:text-indent="0in" style:auto-text-indent="false"/>
      <style:text-properties officeooo:paragraph-rsid="0023bcec"/>
    </style:style>
    <style:style style:name="P85" style:family="paragraph" style:parent-style-name="Standard">
      <style:paragraph-properties fo:margin-left="0in" fo:margin-right="0in" fo:text-indent="0in" style:auto-text-indent="false"/>
      <style:text-properties style:use-window-font-color="true" loext:opacity="0%" style:font-name="Sawasdee" fo:font-size="12pt" fo:font-weight="normal" officeooo:paragraph-rsid="0033bdb4" style:font-size-asian="12pt" style:font-weight-asian="normal" style:font-size-complex="12pt" style:font-weight-complex="normal"/>
    </style:style>
    <style:style style:name="P86" style:family="paragraph" style:parent-style-name="Standard">
      <style:paragraph-properties fo:margin-left="0in" fo:margin-right="0in" fo:text-indent="0in" style:auto-text-indent="false"/>
      <style:text-properties officeooo:paragraph-rsid="0032a497"/>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Standard">
      <style:text-properties officeooo:rsid="003e27d8" officeooo:paragraph-rsid="003e27d8"/>
    </style:style>
    <style:style style:name="P91" style:family="paragraph" style:parent-style-name="Standard">
      <style:text-properties fo:font-size="12pt" style:font-size-asian="12pt" style:font-size-complex="12pt"/>
    </style:style>
    <style:style style:name="P92" style:family="paragraph" style:parent-style-name="Standard">
      <style:text-properties fo:font-size="12pt" officeooo:paragraph-rsid="0037565d" style:font-size-asian="12pt" style:font-size-complex="12pt"/>
    </style:style>
    <style:style style:name="P93" style:family="paragraph" style:parent-style-name="Standard">
      <style:text-properties fo:font-size="12pt" officeooo:paragraph-rsid="0023db6d" style:font-size-asian="12pt" style:font-size-complex="12pt"/>
    </style:style>
    <style:style style:name="P94" style:family="paragraph" style:parent-style-name="Standard">
      <style:paragraph-properties fo:margin-top="0.0791in" fo:margin-bottom="0.0791in" style:contextual-spacing="false"/>
      <style:text-properties fo:font-size="12pt" officeooo:paragraph-rsid="0023db6d" style:font-size-asian="12pt" style:font-size-complex="12pt"/>
    </style:style>
    <style:style style:name="P95" style:family="paragraph" style:parent-style-name="Standard">
      <style:text-properties fo:font-size="12pt" officeooo:paragraph-rsid="006ed13e" style:font-size-asian="12pt" style:font-size-complex="12pt"/>
    </style:style>
    <style:style style:name="P96" style:family="paragraph" style:parent-style-name="Standard">
      <style:paragraph-properties fo:margin-left="0in" fo:margin-right="0in" fo:text-indent="0in" style:auto-text-indent="false"/>
      <style:text-properties fo:font-size="12pt" officeooo:paragraph-rsid="0023bcec" style:font-size-asian="12pt" style:font-size-complex="12pt"/>
    </style:style>
    <style:style style:name="P97" style:family="paragraph" style:parent-style-name="Standard">
      <style:paragraph-properties fo:margin-left="0in" fo:margin-right="0in" fo:text-indent="0in" style:auto-text-indent="false"/>
      <style:text-properties fo:font-size="12pt" officeooo:paragraph-rsid="00338b97" style:font-size-asian="12pt" style:font-size-complex="12pt"/>
    </style:style>
    <style:style style:name="P98" style:family="paragraph" style:parent-style-name="Standard">
      <style:text-properties fo:font-size="12pt" officeooo:paragraph-rsid="004837a3" style:font-size-asian="12pt" style:font-size-complex="12pt"/>
    </style:style>
    <style:style style:name="P99" style:family="paragraph" style:parent-style-name="Standard">
      <style:text-properties fo:font-size="12pt" fo:font-weight="normal" officeooo:paragraph-rsid="006d86d4" style:font-size-asian="12pt" style:font-weight-asian="normal" style:font-size-complex="12pt" style:font-weight-complex="normal"/>
    </style:style>
    <style:style style:name="P100" style:family="paragraph" style:parent-style-name="Standard">
      <style:text-properties fo:font-weight="normal" officeooo:paragraph-rsid="00531eeb" style:font-weight-asian="normal" style:font-weight-complex="normal"/>
    </style:style>
    <style:style style:name="P101" style:family="paragraph" style:parent-style-name="Standard">
      <style:text-properties fo:font-weight="bold" officeooo:paragraph-rsid="004df71d" style:font-weight-asian="bold" style:font-weight-complex="bold"/>
    </style:style>
    <style:style style:name="P102" style:family="paragraph" style:parent-style-name="Standard">
      <style:text-properties officeooo:paragraph-rsid="004df71d"/>
    </style:style>
    <style:style style:name="P103" style:family="paragraph" style:parent-style-name="Standard">
      <style:text-properties officeooo:paragraph-rsid="004eac30"/>
    </style:style>
    <style:style style:name="P104" style:family="paragraph" style:parent-style-name="Standard">
      <style:text-properties officeooo:paragraph-rsid="00531eeb"/>
    </style:style>
    <style:style style:name="P105" style:family="paragraph" style:parent-style-name="Standard">
      <style:text-properties officeooo:paragraph-rsid="00543e6d"/>
    </style:style>
    <style:style style:name="P106" style:family="paragraph" style:parent-style-name="Standard">
      <style:text-properties officeooo:paragraph-rsid="006ed13e"/>
    </style:style>
    <style:style style:name="P107" style:family="paragraph" style:parent-style-name="Standard">
      <style:text-properties officeooo:paragraph-rsid="003f6e25"/>
    </style:style>
    <style:style style:name="P108" style:family="paragraph" style:parent-style-name="Table_20_Contents">
      <style:text-properties officeooo:paragraph-rsid="0088e4ce"/>
    </style:style>
    <style:style style:name="P109" style:family="paragraph" style:parent-style-name="Standard">
      <style:text-properties officeooo:paragraph-rsid="0023db6d"/>
    </style:style>
    <style:style style:name="P110" style:family="paragraph" style:parent-style-name="Text_20_body">
      <style:text-properties officeooo:paragraph-rsid="002555da"/>
    </style:style>
    <style:style style:name="P111" style:family="paragraph" style:parent-style-name="Text_20_body">
      <style:text-properties officeooo:paragraph-rsid="0055db28"/>
    </style:style>
    <style:style style:name="P112" style:family="paragraph" style:parent-style-name="Heading_20_1">
      <style:paragraph-properties fo:text-align="center" style:justify-single-word="false"/>
      <style:text-properties style:font-name="Liberation Sans" fo:font-size="18.2000007629395pt" fo:font-weight="bold" officeooo:rsid="0023db6d" officeooo:paragraph-rsid="0023db6d" style:font-name-asian="Noto Sans CJK SC" style:font-size-asian="18.2000007629395pt" style:font-weight-asian="bold" style:font-name-complex="Lohit Devanagari1" style:font-size-complex="18.2000007629395pt" style:font-weight-complex="bold"/>
    </style:style>
    <style:style style:name="P113" style:family="paragraph" style:parent-style-name="Heading_20_1">
      <style:paragraph-properties fo:text-align="center" style:justify-single-word="false"/>
      <style:text-properties style:font-name="Liberation Sans" fo:font-size="18.2000007629395pt" fo:font-weight="bold" officeooo:rsid="0023db6d" officeooo:paragraph-rsid="002ee53c" style:font-name-asian="Noto Sans CJK SC" style:font-size-asian="18.2000007629395pt" style:font-weight-asian="bold" style:font-name-complex="Lohit Devanagari1" style:font-size-complex="18.2000007629395pt" style:font-weight-complex="bold"/>
    </style:style>
    <style:style style:name="P114" style:family="paragraph" style:parent-style-name="Heading_20_1">
      <style:paragraph-properties fo:text-align="center" style:justify-single-word="false" fo:break-before="page"/>
      <style:text-properties style:font-name="Liberation Sans" fo:font-size="18.2000007629395pt" fo:font-weight="bold" officeooo:rsid="0023db6d" officeooo:paragraph-rsid="003e27d8" style:font-name-asian="Noto Sans CJK SC" style:font-size-asian="18.2000007629395pt" style:font-weight-asian="bold" style:font-name-complex="Lohit Devanagari1" style:font-size-complex="18.2000007629395pt" style:font-weight-complex="bold"/>
    </style:style>
    <style:style style:name="P115" style:family="paragraph" style:parent-style-name="Heading_20_1">
      <style:paragraph-properties fo:text-align="center" style:justify-single-word="false"/>
      <style:text-properties style:font-name="Liberation Sans" fo:font-size="18.2000007629395pt" fo:font-weight="bold" officeooo:rsid="0023db6d" officeooo:paragraph-rsid="003e27d8" style:font-name-asian="Noto Sans CJK SC" style:font-size-asian="18.2000007629395pt" style:font-weight-asian="bold" style:font-name-complex="Lohit Devanagari1" style:font-size-complex="18.2000007629395pt" style:font-weight-complex="bold"/>
    </style:style>
    <style:style style:name="P116" style:family="paragraph" style:parent-style-name="Heading_20_1">
      <style:paragraph-properties fo:text-align="center" style:justify-single-word="false"/>
      <style:text-properties officeooo:rsid="0023db6d" officeooo:paragraph-rsid="0066d2b4"/>
    </style:style>
    <style:style style:name="P117" style:family="paragraph" style:parent-style-name="Heading_20_1">
      <style:text-properties officeooo:paragraph-rsid="002ee53c"/>
    </style:style>
    <style:style style:name="P118" style:family="paragraph" style:parent-style-name="Heading_20_1">
      <style:text-properties officeooo:paragraph-rsid="003e27d8"/>
    </style:style>
    <style:style style:name="P119" style:family="paragraph" style:parent-style-name="Heading_20_2" style:list-style-name=""/>
    <style:style style:name="P120" style:family="paragraph" style:parent-style-name="Heading_20_2">
      <style:paragraph-properties fo:break-before="page"/>
      <style:text-properties style:font-name="Sawasdee" fo:font-size="16pt" fo:font-weight="bold" officeooo:rsid="0034e359" officeooo:paragraph-rsid="0034e359" style:font-name-asian="Noto Sans CJK SC" style:font-size-asian="16pt" style:font-weight-asian="bold" style:font-name-complex="Lohit Devanagari1" style:font-size-complex="16pt" style:font-weight-complex="bold"/>
    </style:style>
    <style:style style:name="P121" style:family="paragraph" style:parent-style-name="Heading_20_2">
      <style:text-properties style:font-name="Sawasdee" fo:font-size="16pt" fo:font-weight="bold" officeooo:rsid="0034e359" officeooo:paragraph-rsid="0030af8c" style:font-name-asian="Noto Sans CJK SC" style:font-size-asian="16pt" style:font-weight-asian="bold" style:font-name-complex="Lohit Devanagari1" style:font-size-complex="16pt" style:font-weight-complex="bold"/>
    </style:style>
    <style:style style:name="P122" style:family="paragraph" style:parent-style-name="Heading_20_2">
      <style:paragraph-properties fo:break-before="page"/>
      <style:text-properties style:font-name="Sawasdee" fo:font-size="16pt" fo:font-weight="bold" officeooo:rsid="002e212d" officeooo:paragraph-rsid="0032a497" style:font-name-asian="Noto Sans CJK SC" style:font-size-asian="16pt" style:font-weight-asian="bold" style:font-name-complex="Lohit Devanagari1" style:font-size-complex="16pt" style:font-weight-complex="bold"/>
    </style:style>
    <style:style style:name="P123" style:family="paragraph" style:parent-style-name="Heading_20_2">
      <style:text-properties style:font-name="Sawasdee" fo:font-size="16pt" fo:font-weight="bold" style:font-name-asian="Noto Sans CJK SC" style:font-size-asian="16pt" style:font-weight-asian="bold" style:font-name-complex="Lohit Devanagari1" style:font-size-complex="16pt" style:font-weight-complex="bold"/>
    </style:style>
    <style:style style:name="P124" style:family="paragraph" style:parent-style-name="Heading_20_2">
      <style:text-properties style:font-name="Sawasdee" fo:font-size="16pt" fo:font-weight="bold" officeooo:paragraph-rsid="0079fc6a" style:font-name-asian="Noto Sans CJK SC" style:font-size-asian="16pt" style:font-weight-asian="bold" style:font-name-complex="Lohit Devanagari1" style:font-size-complex="16pt" style:font-weight-complex="bold"/>
    </style:style>
    <style:style style:name="P125" style:family="paragraph" style:parent-style-name="Heading_20_2">
      <style:text-properties style:font-name="Sawasdee" fo:font-size="16pt" fo:font-weight="bold" officeooo:rsid="0079fc6a" style:font-name-asian="Noto Sans CJK SC" style:font-size-asian="16pt" style:font-weight-asian="bold" style:font-name-complex="Lohit Devanagari1" style:font-size-complex="16pt" style:font-weight-complex="bold"/>
    </style:style>
    <style:style style:name="P126" style:family="paragraph" style:parent-style-name="Heading_20_2">
      <style:paragraph-properties fo:break-before="page"/>
      <style:text-properties style:font-name="Sawasdee" fo:font-size="16pt" fo:font-weight="bold" style:font-size-asian="16pt" style:font-weight-asian="bold" style:font-size-complex="16pt" style:font-weight-complex="bold"/>
    </style:style>
    <style:style style:name="P127" style:family="paragraph" style:parent-style-name="Heading_20_2">
      <style:text-properties style:font-name="Sawasdee" fo:font-size="16.1000003814697pt" fo:font-weight="bold" officeooo:rsid="002555da" officeooo:paragraph-rsid="002555da" style:font-name-asian="Noto Sans CJK SC" style:font-size-asian="16.1000003814697pt" style:font-weight-asian="bold" style:font-name-complex="Lohit Devanagari1" style:font-size-complex="16.1000003814697pt" style:font-weight-complex="bold"/>
    </style:style>
    <style:style style:name="P128" style:family="paragraph" style:parent-style-name="Heading_20_3">
      <style:text-properties style:font-name="Sawasdee" fo:font-size="14pt" fo:font-weight="bold" style:font-size-asian="14pt" style:font-weight-asian="bold" style:font-name-complex="Lohit Devanagari1" style:font-size-complex="14pt" style:font-weight-complex="bold"/>
    </style:style>
    <style:style style:name="P129" style:family="paragraph" style:parent-style-name="Heading_20_3">
      <style:text-properties style:font-name="Sawasdee" fo:font-size="14pt" fo:font-weight="bold" officeooo:rsid="00437626" officeooo:paragraph-rsid="004408a8" style:font-size-asian="14pt" style:font-weight-asian="bold" style:font-name-complex="Lohit Devanagari1" style:font-size-complex="14pt" style:font-weight-complex="bold"/>
    </style:style>
    <style:style style:name="P130" style:family="paragraph" style:parent-style-name="Heading_20_3">
      <style:text-properties style:font-name="Sawasdee" fo:font-size="14pt" fo:font-weight="bold" officeooo:rsid="0041de18" officeooo:paragraph-rsid="0041de18" style:font-size-asian="14pt" style:font-weight-asian="bold" style:font-name-complex="Lohit Devanagari1" style:font-size-complex="14pt" style:font-weight-complex="bold"/>
    </style:style>
    <style:style style:name="P131" style:family="paragraph" style:parent-style-name="Heading_20_3">
      <style:text-properties style:font-name="Sawasdee" fo:font-size="14pt" fo:font-weight="bold" officeooo:rsid="0041de18" officeooo:paragraph-rsid="004837a3" style:font-size-asian="14pt" style:font-weight-asian="bold" style:font-name-complex="Lohit Devanagari1" style:font-size-complex="14pt" style:font-weight-complex="bold"/>
    </style:style>
    <style:style style:name="P132" style:family="paragraph" style:parent-style-name="Heading_20_3" style:list-style-name="">
      <style:text-properties style:font-name="Sawasdee" fo:font-size="14pt" fo:font-weight="bold" officeooo:paragraph-rsid="0041de18" style:font-size-asian="14pt" style:font-weight-asian="bold" style:font-name-complex="Lohit Devanagari1" style:font-size-complex="14pt" style:font-weight-complex="bold"/>
    </style:style>
    <style:style style:name="P133" style:family="paragraph" style:parent-style-name="Heading_20_3">
      <style:text-properties style:font-name="Sawasdee" fo:font-size="14pt" fo:font-weight="bold" officeooo:rsid="0049cfe6" officeooo:paragraph-rsid="006d86d4" style:font-size-asian="14pt" style:font-weight-asian="bold" style:font-name-complex="Lohit Devanagari1" style:font-size-complex="14pt" style:font-weight-complex="bold"/>
    </style:style>
    <style:style style:name="P134" style:family="paragraph" style:parent-style-name="Heading_20_3">
      <style:text-properties style:font-name="Sawasdee" fo:font-size="14pt" fo:font-weight="bold" officeooo:rsid="00801211" officeooo:paragraph-rsid="00801211" style:font-size-asian="14pt" style:font-weight-asian="bold" style:font-name-complex="Lohit Devanagari1" style:font-size-complex="14pt" style:font-weight-complex="bold"/>
    </style:style>
    <style:style style:name="P135" style:family="paragraph" style:parent-style-name="Heading_20_3">
      <style:text-properties style:font-name="Sawasdee" fo:font-size="14pt" fo:font-weight="bold" officeooo:rsid="00437626" style:font-name-asian="Noto Sans CJK SC" style:font-size-asian="14pt" style:font-weight-asian="bold" style:font-name-complex="Lohit Devanagari1" style:font-size-complex="14pt" style:font-weight-complex="bold"/>
    </style:style>
    <style:style style:name="P136" style:family="paragraph" style:parent-style-name="Heading_20_3">
      <style:text-properties style:font-name="Sawasdee" fo:font-size="14pt" fo:font-weight="bold" officeooo:rsid="00437626" officeooo:paragraph-rsid="00437626" style:font-name-asian="Noto Sans CJK SC" style:font-size-asian="14pt" style:font-weight-asian="bold" style:font-name-complex="Lohit Devanagari1" style:font-size-complex="14pt" style:font-weight-complex="bold"/>
    </style:style>
    <style:style style:name="P137" style:family="paragraph" style:parent-style-name="Heading_20_3">
      <style:text-properties style:font-name="Sawasdee" fo:font-size="14pt" fo:font-weight="bold" officeooo:paragraph-rsid="0033bdb4" style:font-name-asian="Noto Sans CJK SC" style:font-size-asian="14pt" style:font-weight-asian="bold" style:font-name-complex="Lohit Devanagari1" style:font-size-complex="14pt" style:font-weight-complex="bold"/>
    </style:style>
    <style:style style:name="P138" style:family="paragraph" style:parent-style-name="Heading_20_3">
      <style:text-properties style:font-name="Sawasdee" fo:font-size="14pt" fo:font-weight="bold" style:font-name-asian="Noto Sans CJK SC" style:font-size-asian="14pt" style:font-weight-asian="bold" style:font-name-complex="Lohit Devanagari1" style:font-size-complex="14pt" style:font-weight-complex="bold"/>
    </style:style>
    <style:style style:name="P139" style:family="paragraph" style:parent-style-name="Heading_20_3">
      <style:text-properties style:font-name="Sawasdee" fo:font-size="14pt" fo:font-weight="bold" officeooo:rsid="0035910c" officeooo:paragraph-rsid="0035910c" style:font-name-asian="Noto Sans CJK SC" style:font-size-asian="14pt" style:font-weight-asian="bold" style:font-name-complex="Lohit Devanagari1" style:font-size-complex="14pt" style:font-weight-complex="bold"/>
    </style:style>
    <style:style style:name="P140" style:family="paragraph" style:parent-style-name="Heading_20_3" style:list-style-name="">
      <style:text-properties style:font-name="Sawasdee" fo:font-size="14pt" fo:font-weight="bold" officeooo:rsid="0035910c" officeooo:paragraph-rsid="00543e6d" style:font-name-asian="Noto Sans CJK SC" style:font-size-asian="14pt" style:font-weight-asian="bold" style:font-name-complex="Lohit Devanagari1" style:font-size-complex="14pt" style:font-weight-complex="bold"/>
    </style:style>
    <style:style style:name="P141" style:family="paragraph" style:parent-style-name="Heading_20_3">
      <style:text-properties style:font-name="Sawasdee" fo:font-size="14pt" fo:font-weight="bold" officeooo:rsid="0055db28" officeooo:paragraph-rsid="0055db28" style:font-name-asian="Noto Sans CJK SC" style:font-size-asian="14pt" style:font-weight-asian="bold" style:font-name-complex="Lohit Devanagari1" style:font-size-complex="14pt" style:font-weight-complex="bold"/>
    </style:style>
    <style:style style:name="P142" style:family="paragraph" style:parent-style-name="Heading_20_3">
      <style:text-properties style:font-name="Sawasdee" fo:font-size="14pt" fo:font-weight="bold" officeooo:rsid="0041de18" officeooo:paragraph-rsid="0041de18" style:font-name-asian="Noto Sans CJK SC" style:font-size-asian="14pt" style:font-weight-asian="bold" style:font-name-complex="Lohit Devanagari1" style:font-size-complex="14pt" style:font-weight-complex="bold"/>
    </style:style>
    <style:style style:name="P143" style:family="paragraph" style:parent-style-name="Heading_20_3">
      <style:text-properties style:font-name="Sawasdee" fo:font-size="14pt" fo:font-weight="bold" officeooo:rsid="0041de18" officeooo:paragraph-rsid="006ed13e" style:font-name-asian="Noto Sans CJK SC" style:font-size-asian="14pt" style:font-weight-asian="bold" style:font-name-complex="Lohit Devanagari1" style:font-size-complex="14pt" style:font-weight-complex="bold"/>
    </style:style>
    <style:style style:name="P144" style:family="paragraph" style:parent-style-name="Heading_20_3">
      <style:paragraph-properties fo:break-before="page"/>
      <style:text-properties style:font-name="Sawasdee"/>
    </style:style>
    <style:style style:name="P145" style:family="paragraph" style:parent-style-name="Heading_20_3">
      <style:text-properties style:font-name="Sawasdee" officeooo:rsid="00450af1" officeooo:paragraph-rsid="006ed13e" style:font-name-complex="Lohit Devanagari1"/>
    </style:style>
    <style:style style:name="P146" style:family="paragraph" style:parent-style-name="Heading_20_3">
      <style:text-properties style:font-name="Sawasdee" officeooo:paragraph-rsid="0050fbd1" style:font-name-complex="Lohit Devanagari1"/>
    </style:style>
    <style:style style:name="P147" style:family="paragraph" style:parent-style-name="Heading_20_3">
      <style:text-properties officeooo:paragraph-rsid="007a375a"/>
    </style:style>
    <style:style style:name="P148" style:family="paragraph" style:parent-style-name="Heading_20_3">
      <style:paragraph-properties fo:break-before="page"/>
    </style:style>
    <style:style style:name="P149" style:family="paragraph" style:parent-style-name="Standard" style:list-style-name="">
      <style:text-properties style:font-name="Sawasdee" fo:font-size="12pt" fo:font-weight="bold" officeooo:rsid="0026b633" officeooo:paragraph-rsid="0023bcec" style:font-size-asian="12pt" style:font-weight-asian="bold" style:font-size-complex="12pt" style:font-weight-complex="bold"/>
    </style:style>
    <style:style style:name="P150" style:family="paragraph" style:parent-style-name="Standard" style:list-style-name="">
      <style:text-properties style:font-name="Sawasdee" fo:font-size="12pt" fo:font-weight="normal" officeooo:paragraph-rsid="004837a3" style:font-size-asian="12pt" style:font-weight-asian="normal" style:font-name-complex="Lohit Devanagari1" style:font-size-complex="12pt" style:font-weight-complex="normal"/>
    </style:style>
    <style:style style:name="P151" style:family="paragraph" style:parent-style-name="Standard" style:list-style-name="">
      <style:text-properties style:font-name="Sawasdee" fo:font-size="12pt" fo:font-weight="normal" officeooo:paragraph-rsid="006d86d4" style:font-size-asian="12pt" style:font-weight-asian="normal" style:font-name-complex="Lohit Devanagari1" style:font-size-complex="12pt" style:font-weight-complex="normal"/>
    </style:style>
    <style:style style:name="P152" style:family="paragraph" style:parent-style-name="Standard" style:list-style-name="">
      <style:text-properties style:font-name="Sawasdee" fo:font-size="12pt" officeooo:paragraph-rsid="004837a3" style:font-size-asian="12pt" style:font-size-complex="12pt"/>
    </style:style>
    <style:style style:name="P153" style:family="paragraph" style:parent-style-name="Standard">
      <style:text-properties style:font-name="Sawasdee" officeooo:paragraph-rsid="008ac4ba"/>
    </style:style>
    <style:style style:name="P154" style:family="paragraph" style:parent-style-name="Standard">
      <style:text-properties officeooo:paragraph-rsid="00309145"/>
    </style:style>
    <style:style style:name="P155" style:family="paragraph" style:parent-style-name="Text_20_body">
      <style:text-properties style:font-name="Sawasdee" fo:font-size="12pt" fo:font-style="normal" fo:font-weight="normal" officeooo:rsid="008ac4ba" officeooo:paragraph-rsid="008ac4ba" style:font-name-asian="Noto Sans CJK SC" style:font-size-asian="12pt" style:font-style-asian="normal" style:font-weight-asian="normal" style:font-name-complex="Lohit Devanagari1" style:font-size-complex="12pt" style:font-style-complex="normal" style:font-weight-complex="normal"/>
    </style:style>
    <style:style style:name="T1" style:family="text">
      <style:text-properties officeooo:rsid="00826ceb"/>
    </style:style>
    <style:style style:name="T2" style:family="text">
      <style:text-properties officeooo:rsid="008630f8"/>
    </style:style>
    <style:style style:name="T3" style:family="text">
      <style:text-properties style:font-name="Sawasdee"/>
    </style:style>
    <style:style style:name="T4" style:family="text">
      <style:text-properties style:font-name="Sawasdee" officeooo:rsid="001ed659"/>
    </style:style>
    <style:style style:name="T5" style:family="text">
      <style:text-properties style:font-name="Sawasdee" officeooo:rsid="002215c7"/>
    </style:style>
    <style:style style:name="T6" style:family="text">
      <style:text-properties style:font-name="Sawasdee" fo:font-size="12pt" style:font-size-asian="12pt" style:font-size-complex="12pt"/>
    </style:style>
    <style:style style:name="T7" style:family="text">
      <style:text-properties style:font-name="Sawasdee" fo:font-size="12pt" officeooo:rsid="0018ff03" style:font-size-asian="12pt" style:font-size-complex="12pt"/>
    </style:style>
    <style:style style:name="T8" style:family="text">
      <style:text-properties style:font-name="Sawasdee" fo:font-size="12pt" officeooo:rsid="0026b633" style:font-size-asian="12pt" style:font-size-complex="12pt"/>
    </style:style>
    <style:style style:name="T9" style:family="text">
      <style:text-properties style:font-name="Sawasdee" fo:font-size="12pt" officeooo:rsid="004df71d" style:font-size-asian="12pt" style:font-size-complex="12pt"/>
    </style:style>
    <style:style style:name="T10" style:family="text">
      <style:text-properties style:font-name="Sawasdee" fo:font-size="12pt" officeooo:rsid="00817b7d" style:font-size-asian="12pt" style:font-size-complex="12pt"/>
    </style:style>
    <style:style style:name="T11" style:family="text">
      <style:text-properties style:font-name="Sawasdee" fo:font-size="12pt" style:font-size-asian="12pt" style:font-name-complex="Lohit Devanagari1" style:font-size-complex="12pt"/>
    </style:style>
    <style:style style:name="T12" style:family="text">
      <style:text-properties style:font-name="Sawasdee" fo:font-size="12pt" officeooo:rsid="0037565d" style:font-size-asian="12pt" style:font-name-complex="Lohit Devanagari1" style:font-size-complex="12pt"/>
    </style:style>
    <style:style style:name="T13" style:family="text">
      <style:text-properties style:font-name="Sawasdee" fo:font-size="12pt" officeooo:rsid="0023db6d" style:font-name-asian="OpenSymbol" style:font-size-asian="12pt" style:font-name-complex="OpenSymbol" style:font-size-complex="12pt"/>
    </style:style>
    <style:style style:name="T14" style:family="text">
      <style:text-properties style:font-name="Sawasdee" fo:font-size="12pt" fo:font-weight="normal" officeooo:rsid="0037565d" style:font-name-asian="Noto Sans CJK SC" style:font-size-asian="12pt" style:font-weight-asian="normal" style:font-name-complex="Lohit Devanagari1" style:font-size-complex="12pt" style:font-weight-complex="normal"/>
    </style:style>
    <style:style style:name="T15" style:family="text">
      <style:text-properties style:font-name="Sawasdee" fo:font-size="12pt" fo:font-weight="normal" style:font-size-asian="12pt" style:font-weight-asian="normal" style:font-name-complex="Lohit Devanagari1" style:font-size-complex="12pt" style:font-weight-complex="normal"/>
    </style:style>
    <style:style style:name="T16" style:family="text">
      <style:text-properties style:font-name="Sawasdee" fo:font-size="12pt" fo:font-style="normal" fo:font-weight="normal" officeooo:rsid="008ac4ba" style:font-name-asian="Noto Sans CJK SC" style:font-size-asian="12pt" style:font-style-asian="normal" style:font-weight-asian="normal" style:font-name-complex="Lohit Devanagari1" style:font-size-complex="12pt" style:font-style-complex="normal" style:font-weight-complex="normal"/>
    </style:style>
    <style:style style:name="T17" style:family="text">
      <style:text-properties style:font-name="Sawasdee" fo:font-weight="bold" officeooo:rsid="0023bcec" style:font-name-asian="OpenSymbol" style:font-weight-asian="bold" style:font-name-complex="OpenSymbol" style:font-weight-complex="bold"/>
    </style:style>
    <style:style style:name="T18" style:family="text">
      <style:text-properties style:font-name="Sawasdee" officeooo:rsid="0037565d"/>
    </style:style>
    <style:style style:name="T19" style:family="text">
      <style:text-properties style:font-name="Sawasdee" fo:font-size="14.1000003814697pt" fo:font-weight="bold" officeooo:rsid="007a1341" style:font-name-asian="Noto Sans CJK SC" style:font-size-asian="14.1000003814697pt" style:font-weight-asian="bold" style:font-name-complex="Lohit Devanagari1" style:font-size-complex="14.1000003814697pt" style:font-weight-complex="bold"/>
    </style:style>
    <style:style style:name="T20" style:family="text">
      <style:text-properties style:font-name="Sawasdee" fo:font-size="14.1000003814697pt" fo:font-weight="bold" officeooo:rsid="007a375a" style:font-name-asian="Noto Sans CJK SC" style:font-size-asian="14.1000003814697pt" style:font-weight-asian="bold" style:font-name-complex="Lohit Devanagari1" style:font-size-complex="14.1000003814697pt" style:font-weight-complex="bold"/>
    </style:style>
    <style:style style:name="T21" style:family="text">
      <style:text-properties style:font-name="Sawasdee" style:font-name-complex="Lohit Devanagari1"/>
    </style:style>
    <style:style style:name="T22" style:family="text">
      <style:text-properties style:font-name="Sawasdee" officeooo:rsid="0023bcec" style:font-name-asian="OpenSymbol" style:font-name-complex="OpenSymbol"/>
    </style:style>
    <style:style style:name="T23" style:family="text">
      <style:text-properties style:font-name="Sawasdee" officeooo:rsid="00338b97" style:font-name-asian="OpenSymbol" style:font-name-complex="OpenSymbol"/>
    </style:style>
    <style:style style:name="T24" style:family="text">
      <style:text-properties style:font-name="Sawasdee" officeooo:rsid="003bb72a" style:font-name-asian="OpenSymbol" style:font-name-complex="OpenSymbol"/>
    </style:style>
    <style:style style:name="T25" style:family="text">
      <style:text-properties fo:font-weight="bold" officeooo:rsid="007b4abc" style:font-weight-asian="bold" style:font-weight-complex="bold"/>
    </style:style>
    <style:style style:name="T26" style:family="text">
      <style:text-properties fo:font-weight="bold" officeooo:rsid="007d3b58" style:font-weight-asian="bold" style:font-weight-complex="bold"/>
    </style:style>
    <style:style style:name="T27" style:family="text">
      <style:text-properties fo:font-weight="bold" officeooo:rsid="00801211" style:font-weight-asian="bold" style:font-weight-complex="bold"/>
    </style:style>
    <style:style style:name="T28" style:family="text">
      <style:text-properties style:font-name="FreeMono" fo:font-size="10pt" style:font-size-asian="10pt" style:font-size-complex="10pt"/>
    </style:style>
    <style:style style:name="T29" style:family="text">
      <style:text-properties style:font-name="FreeMono" fo:font-size="10pt" officeooo:rsid="001a6ae7" style:font-size-asian="10pt" style:font-size-complex="10pt"/>
    </style:style>
    <style:style style:name="T30" style:family="text">
      <style:text-properties style:font-name="FreeMono" fo:font-size="10pt" officeooo:rsid="0026b633" style:font-size-asian="10pt" style:font-size-complex="10pt"/>
    </style:style>
    <style:style style:name="T31" style:family="text">
      <style:text-properties style:font-name="FreeMono" fo:font-size="10pt" officeooo:rsid="002871f2" style:font-size-asian="10pt" style:font-size-complex="10pt"/>
    </style:style>
    <style:style style:name="T32" style:family="text">
      <style:text-properties style:font-name="FreeMono" fo:font-size="10pt" officeooo:rsid="002bda0e" style:font-size-asian="10pt" style:font-size-complex="10pt"/>
    </style:style>
    <style:style style:name="T33" style:family="text">
      <style:text-properties style:font-name="FreeMono" fo:font-size="10pt" officeooo:rsid="002ee53c" style:font-size-asian="10pt" style:font-size-complex="10pt"/>
    </style:style>
    <style:style style:name="T34" style:family="text">
      <style:text-properties style:font-name="FreeMono" fo:font-size="10pt" officeooo:rsid="00309145" style:font-size-asian="10pt" style:font-size-complex="10pt"/>
    </style:style>
    <style:style style:name="T35" style:family="text">
      <style:text-properties style:font-name="FreeMono" fo:font-size="10pt" officeooo:rsid="00801211" style:font-size-asian="10pt" style:font-size-complex="10pt"/>
    </style:style>
    <style:style style:name="T36" style:family="text">
      <style:text-properties style:font-name="FreeMono" fo:font-size="10pt" officeooo:rsid="0039018b" style:font-size-asian="10pt" style:font-size-complex="10pt"/>
    </style:style>
    <style:style style:name="T37" style:family="text">
      <style:text-properties style:font-name="FreeMono" fo:font-size="12pt" fo:font-weight="normal" style:font-size-asian="12pt" style:font-weight-asian="normal" style:font-size-complex="12pt" style:font-weight-complex="normal"/>
    </style:style>
    <style:style style:name="T38" style:family="text">
      <style:text-properties style:font-name="FreeMono" fo:font-size="12pt" fo:font-weight="normal" officeooo:rsid="0059f94a" style:font-size-asian="12pt" style:font-weight-asian="normal" style:font-size-complex="12pt" style:font-weight-complex="normal"/>
    </style:style>
    <style:style style:name="T39" style:family="text">
      <style:text-properties style:font-name="FreeMono" fo:font-size="12pt" fo:font-weight="normal" officeooo:rsid="0023db6d" style:font-size-asian="12pt" style:font-weight-asian="normal" style:font-size-complex="12pt" style:font-weight-complex="normal"/>
    </style:style>
    <style:style style:name="T40" style:family="text">
      <style:text-properties style:font-name="FreeMono" fo:font-size="12pt" fo:font-weight="normal" officeooo:rsid="0026a9a4" style:font-size-asian="12pt" style:font-weight-asian="normal" style:font-size-complex="12pt" style:font-weight-complex="normal"/>
    </style:style>
    <style:style style:name="T41" style:family="text">
      <style:text-properties style:font-name="FreeMono" fo:font-size="9pt" style:font-size-asian="9pt" style:font-name-complex="Lohit Devanagari1" style:font-size-complex="9pt"/>
    </style:style>
    <style:style style:name="T42" style:family="text">
      <style:text-properties fo:font-size="10pt" style:font-size-asian="10pt" style:font-size-complex="10pt"/>
    </style:style>
    <style:style style:name="T43" style:family="text">
      <style:text-properties fo:font-size="10pt" officeooo:rsid="00207aa9" style:font-size-asian="10pt" style:font-size-complex="10pt"/>
    </style:style>
    <style:style style:name="T44" style:family="text">
      <style:text-properties fo:font-size="10pt" officeooo:rsid="0026a9a4" style:font-size-asian="10pt" style:font-size-complex="10pt"/>
    </style:style>
    <style:style style:name="T45" style:family="text">
      <style:text-properties style:font-name="OpenSymbol" fo:font-size="14pt" officeooo:rsid="001ed659" style:font-name-asian="OpenSymbol" style:font-size-asian="14pt" style:font-name-complex="OpenSymbol" style:font-size-complex="14pt"/>
    </style:style>
    <style:style style:name="T46" style:family="text">
      <style:text-properties style:font-name="OpenSymbol" officeooo:rsid="001ed659" style:font-name-asian="OpenSymbol" style:font-name-complex="OpenSymbol"/>
    </style:style>
    <style:style style:name="T47" style:family="text">
      <style:text-properties fo:font-size="14pt" fo:font-weight="bold" style:font-size-asian="14pt" style:font-weight-asian="bold" style:font-name-complex="Lohit Devanagari1" style:font-size-complex="14pt" style:font-weight-complex="bold"/>
    </style:style>
    <style:style style:name="T48" style:family="text">
      <style:text-properties fo:font-size="14pt" fo:font-weight="bold" officeooo:rsid="002e212d" style:font-size-asian="14pt" style:font-weight-asian="bold" style:font-name-complex="Lohit Devanagari1" style:font-size-complex="14pt" style:font-weight-complex="bold"/>
    </style:style>
    <style:style style:name="T49" style:family="text">
      <style:text-properties officeooo:rsid="002255d0"/>
    </style:style>
    <style:style style:name="T50" style:family="text">
      <style:text-properties fo:font-size="12pt" officeooo:rsid="0023db6d" style:font-name-asian="OpenSymbol" style:font-size-asian="12pt" style:font-name-complex="OpenSymbol" style:font-size-complex="12pt"/>
    </style:style>
    <style:style style:name="T51" style:family="text">
      <style:text-properties fo:font-size="12pt" officeooo:rsid="002555da" style:font-name-asian="OpenSymbol" style:font-size-asian="12pt" style:font-name-complex="OpenSymbol" style:font-size-complex="12pt"/>
    </style:style>
    <style:style style:name="T52" style:family="text">
      <style:text-properties officeooo:rsid="0026a9a4"/>
    </style:style>
    <style:style style:name="T53" style:family="text">
      <style:text-properties officeooo:rsid="0026b633"/>
    </style:style>
    <style:style style:name="T54" style:family="text">
      <style:text-properties officeooo:rsid="002871f2"/>
    </style:style>
    <style:style style:name="T55" style:family="text">
      <style:text-properties officeooo:rsid="002bda0e"/>
    </style:style>
    <style:style style:name="T56"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57" style:family="text">
      <style:text-properties style:font-name="Liberation Sans" fo:font-size="18.2000007629395pt" fo:font-weight="bold" officeooo:rsid="002e212d" style:font-name-asian="Noto Sans CJK SC" style:font-size-asian="18.2000007629395pt" style:font-weight-asian="bold" style:font-name-complex="Lohit Devanagari1" style:font-size-complex="18.2000007629395pt" style:font-weight-complex="bold"/>
    </style:style>
    <style:style style:name="T58" style:family="text">
      <style:text-properties style:font-name="Liberation Sans" fo:font-size="18.2000007629395pt" fo:font-weight="bold" officeooo:rsid="0066d2b4" style:font-name-asian="Noto Sans CJK SC" style:font-size-asian="18.2000007629395pt" style:font-weight-asian="bold" style:font-name-complex="Lohit Devanagari1" style:font-size-complex="18.2000007629395pt" style:font-weight-complex="bold"/>
    </style:style>
    <style:style style:name="T59" style:family="text">
      <style:text-properties officeooo:rsid="002ee53c"/>
    </style:style>
    <style:style style:name="T60" style:family="text">
      <style:text-properties officeooo:rsid="001ed659" style:font-name-asian="OpenSymbol" style:font-name-complex="OpenSymbol"/>
    </style:style>
    <style:style style:name="T61" style:family="text">
      <style:text-properties officeooo:rsid="0023bcec" style:font-name-asian="OpenSymbol" style:font-name-complex="OpenSymbol"/>
    </style:style>
    <style:style style:name="T62" style:family="text">
      <style:text-properties officeooo:rsid="003a783c"/>
    </style:style>
    <style:style style:name="T63" style:family="text">
      <style:text-properties officeooo:rsid="003d6c44"/>
    </style:style>
    <style:style style:name="T64" style:family="text">
      <style:text-properties officeooo:rsid="003e27d8"/>
    </style:style>
    <style:style style:name="T65" style:family="text">
      <style:text-properties officeooo:rsid="003f6e25"/>
    </style:style>
    <style:style style:name="T66" style:family="text">
      <style:text-properties officeooo:rsid="0023bcec"/>
    </style:style>
    <style:style style:name="T67" style:family="text">
      <style:text-properties officeooo:rsid="002215c7"/>
    </style:style>
    <style:style style:name="T68" style:family="text">
      <style:text-properties officeooo:rsid="00437626"/>
    </style:style>
    <style:style style:name="T69" style:family="text">
      <style:text-properties officeooo:rsid="004408a8"/>
    </style:style>
    <style:style style:name="T70" style:family="text">
      <style:text-properties officeooo:rsid="004b6b37"/>
    </style:style>
    <style:style style:name="T71" style:family="text">
      <style:text-properties officeooo:rsid="004df71d"/>
    </style:style>
    <style:style style:name="T72" style:family="text">
      <style:text-properties officeooo:rsid="00543e6d"/>
    </style:style>
    <style:style style:name="T73" style:family="text">
      <style:text-properties officeooo:rsid="0059f94a"/>
    </style:style>
    <style:style style:name="T74" style:family="text">
      <style:text-properties officeooo:rsid="005d7b0c"/>
    </style:style>
    <style:style style:name="T75" style:family="text">
      <style:text-properties officeooo:rsid="006aeb4b"/>
    </style:style>
    <style:style style:name="T76" style:family="text">
      <style:text-properties officeooo:rsid="007136f1"/>
    </style:style>
    <style:style style:name="T77" style:family="text">
      <style:text-properties style:font-name-complex="Lohit Devanagari1"/>
    </style:style>
    <style:style style:name="T78" style:family="text">
      <style:text-properties officeooo:rsid="0041de18" style:font-name-complex="Lohit Devanagari1"/>
    </style:style>
    <style:style style:name="T79" style:family="text">
      <style:text-properties officeooo:rsid="0076bdb3"/>
    </style:style>
    <style:style style:name="T80" style:family="text">
      <style:text-properties officeooo:rsid="0079fc6a"/>
    </style:style>
    <style:style style:name="T81" style:family="text">
      <style:text-properties officeooo:rsid="007b4abc"/>
    </style:style>
    <style:style style:name="T82" style:family="text">
      <style:text-properties fo:font-variant="normal" fo:text-transform="none" style:use-window-font-color="true" loext:opacity="0%" style:font-name="dejavu sans mono" fo:font-size="8.25pt" fo:letter-spacing="normal" fo:font-style="normal" fo:font-weight="bold" officeooo:rsid="007d3b58" style:font-size-asian="10pt" style:font-weight-asian="bold" style:font-size-complex="10pt" style:font-weight-complex="bold"/>
    </style:style>
    <style:style style:name="T83" style:family="text">
      <style:text-properties style:use-window-font-color="true" loext:opacity="0%" style:font-name="FreeMono" fo:font-size="10pt" fo:font-weight="bold" officeooo:rsid="00309145" style:font-size-asian="10pt" style:font-weight-asian="bold" style:font-size-complex="10pt" style:font-weight-complex="bold"/>
    </style:style>
    <style:style style:name="T84" style:family="text">
      <style:text-properties style:use-window-font-color="true" loext:opacity="0%" style:font-name="FreeMono" fo:font-size="10pt" fo:font-weight="bold" officeooo:rsid="00801211" style:font-size-asian="10pt" style:font-weight-asian="bold" style:font-size-complex="10pt" style:font-weight-complex="bold"/>
    </style:style>
    <style:style style:name="T85" style:family="text">
      <style:text-properties officeooo:rsid="00817b7d"/>
    </style:style>
    <style:style style:name="T86" style:family="text">
      <style:text-properties officeooo:rsid="008ac4ba"/>
    </style:style>
    <style:style style:name="T87" style:family="text">
      <style:text-properties fo:font-style="normal" style:font-style-asian="normal" style:font-style-complex="normal"/>
    </style:style>
    <style:style style:name="T88" style:family="text">
      <style:text-properties style:font-name-asian="Noto Sans CJK S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87"><text:a xlink:type="simple" xlink:href="#__RefHeading___Toc1405_1272806312" text:style-name="Index_20_Link" text:visited-style-name="Index_20_Link">Partie 1: Théorie JavaScript<text:tab/>2</text:a></text:p>
          <text:p text:style-name="P88"><text:a xlink:type="simple" xlink:href="#__RefHeading___Toc1276_1272806312" text:style-name="Index_20_Link" text:visited-style-name="Index_20_Link">1. Généralités<text:tab/>3</text:a></text:p>
          <text:p text:style-name="P89"><text:a xlink:type="simple" xlink:href="#__RefHeading___Toc1278_1272806312" text:style-name="Index_20_Link" text:visited-style-name="Index_20_Link">1.1. JavaScript est ?<text:tab/>3</text:a></text:p>
          <text:p text:style-name="P89"><text:a xlink:type="simple" xlink:href="#__RefHeading___Toc1359_1272806312" text:style-name="Index_20_Link" text:visited-style-name="Index_20_Link">1.2. String<text:tab/>3</text:a></text:p>
          <text:p text:style-name="P89"><text:a xlink:type="simple" xlink:href="#__RefHeading___Toc1282_1272806312" text:style-name="Index_20_Link" text:visited-style-name="Index_20_Link">1.3. DOM<text:tab/>3</text:a></text:p>
          <text:p text:style-name="P89"><text:a xlink:type="simple" xlink:href="#__RefHeading___Toc1284_1272806312" text:style-name="Index_20_Link" text:visited-style-name="Index_20_Link">1.4. Comparaison<text:tab/>3</text:a></text:p>
          <text:p text:style-name="P88"><text:a xlink:type="simple" xlink:href="#__RefHeading___Toc1286_1272806312" text:style-name="Index_20_Link" text:visited-style-name="Index_20_Link">2. Objets<text:tab/>4</text:a></text:p>
          <text:p text:style-name="P89"><text:a xlink:type="simple" xlink:href="#__RefHeading___Toc1288_1272806312" text:style-name="Index_20_Link" text:visited-style-name="Index_20_Link">2.1. Objets vs tableaux?<text:tab/>4</text:a></text:p>
          <text:p text:style-name="P89"><text:a xlink:type="simple" xlink:href="#__RefHeading___Toc1290_1272806312" text:style-name="Index_20_Link" text:visited-style-name="Index_20_Link">2.2. typeof permet<text:tab/>4</text:a></text:p>
          <text:p text:style-name="P89"><text:a xlink:type="simple" xlink:href="#__RefHeading___Toc1292_1272806312" text:style-name="Index_20_Link" text:visited-style-name="Index_20_Link">2.3. Spread<text:tab/>4</text:a></text:p>
          <text:p text:style-name="P88"><text:a xlink:type="simple" xlink:href="#__RefHeading___Toc1294_1272806312" text:style-name="Index_20_Link" text:visited-style-name="Index_20_Link">3. Tableaux<text:tab/>5</text:a></text:p>
          <text:p text:style-name="P89"><text:a xlink:type="simple" xlink:href="#__RefHeading___Toc1296_1272806312" text:style-name="Index_20_Link" text:visited-style-name="Index_20_Link">3.1. Que permet Array.length()<text:tab/>5</text:a></text:p>
          <text:p text:style-name="P89"><text:a xlink:type="simple" xlink:href="#__RefHeading___Toc1298_1272806312" text:style-name="Index_20_Link" text:visited-style-name="Index_20_Link">3.2. Que permet Array.map()<text:tab/>5</text:a></text:p>
          <text:p text:style-name="P89"><text:a xlink:type="simple" xlink:href="#__RefHeading___Toc1300_1272806312" text:style-name="Index_20_Link" text:visited-style-name="Index_20_Link">3.3. Que permet Array.filter()<text:tab/>5</text:a></text:p>
          <text:p text:style-name="P89"><text:a xlink:type="simple" xlink:href="#__RefHeading___Toc1302_1272806312" text:style-name="Index_20_Link" text:visited-style-name="Index_20_Link">3.4. Spread<text:tab/>6</text:a></text:p>
          <text:p text:style-name="P89"><text:a xlink:type="simple" xlink:href="#__RefHeading___Toc1304_1272806312" text:style-name="Index_20_Link" text:visited-style-name="Index_20_Link">3.5. Arithmétique<text:tab/>6</text:a></text:p>
          <text:p text:style-name="P88"><text:a xlink:type="simple" xlink:href="#__RefHeading___Toc1306_1272806312" text:style-name="Index_20_Link" text:visited-style-name="Index_20_Link">4. Final<text:tab/>7</text:a></text:p>
          <text:p text:style-name="P87"><text:a xlink:type="simple" xlink:href="#__RefHeading___Toc1427_1272806312" text:style-name="Index_20_Link" text:visited-style-name="Index_20_Link">Partie 2: JavaScript Pratique<text:tab/>8</text:a></text:p>
          <text:p text:style-name="P89"><text:a xlink:type="simple" xlink:href="#__RefHeading___Toc1312_1272806312" text:style-name="Index_20_Link" text:visited-style-name="Index_20_Link">1.1. One-liner<text:tab/>9</text:a></text:p>
          <text:p text:style-name="P89"><text:a xlink:type="simple" xlink:href="#__RefHeading___Toc1314_1272806312" text:style-name="Index_20_Link" text:visited-style-name="Index_20_Link">1.2. Retourner le nom de l’étudiant avec la meilleure note<text:tab/>9</text:a></text:p>
          <text:p text:style-name="P89"><text:a xlink:type="simple" xlink:href="#__RefHeading___Toc1316_1272806312" text:style-name="Index_20_Link" text:visited-style-name="Index_20_Link">1.3. Retourner une phrase<text:tab/>9</text:a></text:p>
          <text:p text:style-name="P89"><text:a xlink:type="simple" xlink:href="#__RefHeading___Toc1318_1272806312" text:style-name="Index_20_Link" text:visited-style-name="Index_20_Link">1.4. Moteur de recherche<text:tab/>9</text:a></text:p>
          <text:p text:style-name="P87"><text:a xlink:type="simple" xlink:href="#__RefHeading___Toc1429_1272806312" text:style-name="Index_20_Link" text:visited-style-name="Index_20_Link">Partie 3: Théorie React.js<text:tab/>10</text:a></text:p>
          <text:p text:style-name="P88"><text:a xlink:type="simple" xlink:href="#__RefHeading___Toc1711_1272806312" text:style-name="Index_20_Link" text:visited-style-name="Index_20_Link">1. Environnement<text:tab/>11</text:a></text:p>
          <text:p text:style-name="P89"><text:a xlink:type="simple" xlink:href="#__RefHeading___Toc1324_1272806312" text:style-name="Index_20_Link" text:visited-style-name="Index_20_Link">1.1. Ligne de commande<text:tab/>11</text:a></text:p>
          <text:p text:style-name="P89"><text:a xlink:type="simple" xlink:href="#__RefHeading___Toc1326_1272806312" text:style-name="Index_20_Link" text:visited-style-name="Index_20_Link">1.2. Serveur<text:tab/>11</text:a></text:p>
          <text:p text:style-name="P89"><text:a xlink:type="simple" xlink:href="#__RefHeading___Toc1328_1272806312" text:style-name="Index_20_Link" text:visited-style-name="Index_20_Link">1.3. Node.js<text:tab/>11</text:a></text:p>
          <text:p text:style-name="P89"><text:a xlink:type="simple" xlink:href="#__RefHeading___Toc1375_1272806312" text:style-name="Index_20_Link" text:visited-style-name="Index_20_Link">1.4. Compilation<text:tab/>11</text:a></text:p>
          <text:p text:style-name="P88"><text:a xlink:type="simple" xlink:href="#__RefHeading___Toc1713_1272806312" text:style-name="Index_20_Link" text:visited-style-name="Index_20_Link">2. Rendu<text:tab/>12</text:a></text:p>
          <text:p text:style-name="P89"><text:a xlink:type="simple" xlink:href="#__RefHeading___Toc1715_1272806312" text:style-name="Index_20_Link" text:visited-style-name="Index_20_Link">2.1. DOM<text:tab/>12</text:a></text:p>
          <text:p text:style-name="P89"><text:a xlink:type="simple" xlink:href="#__RefHeading___Toc1330_1272806312" text:style-name="Index_20_Link" text:visited-style-name="Index_20_Link">2.2. Rendu<text:tab/>12</text:a></text:p>
          <text:p text:style-name="P89"><text:a xlink:type="simple" xlink:href="#__RefHeading___Toc1367_1272806312" text:style-name="Index_20_Link" text:visited-style-name="Index_20_Link">2.3. Rendu conditionnel<text:tab/>12</text:a></text:p>
          <text:p text:style-name="P88"><text:a xlink:type="simple" xlink:href="#__RefHeading___Toc1717_1272806312" text:style-name="Index_20_Link" text:visited-style-name="Index_20_Link">3. Composants &amp; Propriétés<text:tab/>13</text:a></text:p>
          <text:p text:style-name="P89"><text:a xlink:type="simple" xlink:href="#__RefHeading___Toc1352_1272806312" text:style-name="Index_20_Link" text:visited-style-name="Index_20_Link">3.1. Noms des composant<text:tab/>13</text:a></text:p>
          <text:p text:style-name="P89"><text:a xlink:type="simple" xlink:href="#__RefHeading___Toc1373_1272806312" text:style-name="Index_20_Link" text:visited-style-name="Index_20_Link">3.2. Combinaisons<text:tab/>13</text:a></text:p>
          <text:p text:style-name="P89"><text:a xlink:type="simple" xlink:href="#__RefHeading___Toc1371_1272806312" text:style-name="Index_20_Link" text:visited-style-name="Index_20_Link">3.3. Propriétés<text:tab/>13</text:a></text:p>
          <text:p text:style-name="P89"><text:a xlink:type="simple" xlink:href="#__RefHeading___Toc1340_1272806312" text:style-name="Index_20_Link" text:visited-style-name="Index_20_Link">3.4. Listes<text:tab/>13</text:a></text:p>
          <text:p text:style-name="P88"><text:a xlink:type="simple" xlink:href="#__RefHeading___Toc1790_1272806312" text:style-name="Index_20_Link" text:visited-style-name="Index_20_Link">4. Cyberentomologie<text:tab/>14</text:a></text:p>
          <text:p text:style-name="P89"><text:a xlink:type="simple" xlink:href="#__RefHeading___Toc1346_1272806312" text:style-name="Index_20_Link" text:visited-style-name="Index_20_Link">4.1. Debusquer le bogue<text:tab/>14</text:a></text:p>
          <text:p text:style-name="P89"><text:a xlink:type="simple" xlink:href="#__RefHeading___Toc1719_1272806312" text:style-name="Index_20_Link" text:visited-style-name="Index_20_Link">4.2. Debusquer le bogue<text:tab/>14</text:a></text:p>
          <text:p text:style-name="P88"><text:a xlink:type="simple" xlink:href="#__RefHeading___Toc1792_1272806312" text:style-name="Index_20_Link" text:visited-style-name="Index_20_Link">5. Hooks<text:tab/>15</text:a></text:p>
        </text:index-body>
      </text:table-of-content>
      <text:p text:style-name="Standard"/>
      <text:p text:style-name="P4"/>
      <text:p text:style-name="P4"><text:soft-page-break/></text:p>
      <text:p text:style-name="P4"/>
      <text:p text:style-name="P4"/>
      <text:p text:style-name="P4"/>
      <text:p text:style-name="P4"/>
      <text:p text:style-name="P4"/>
      <text:p text:style-name="P4"/>
      <text:p text:style-name="P4"/>
      <text:h text:style-name="P112" text:outline-level="1"/>
      <text:h text:style-name="P116" text:outline-level="1"><text:bookmark-start text:name="__RefHeading___Toc1405_1272806312"/><text:span text:style-name="T56">Partie </text:span><text:span text:style-name="T58">1: </text:span><text:span text:style-name="T56">T</text:span><text:span text:style-name="T57">héorie </text:span><text:span text:style-name="T58">J</text:span><text:span text:style-name="T56">avaScript </text:span><text:bookmark-end text:name="__RefHeading___Toc1405_1272806312"/></text:h>
      <text:p text:style-name="P11"/>
      <text:h text:style-name="P119" text:outline-level="2"/>
      <text:h text:style-name="P120" text:outline-level="2"><text:bookmark-start text:name="__RefHeading___Toc1276_1272806312"/>Généralités<text:bookmark-end text:name="__RefHeading___Toc1276_1272806312"/></text:h>
      <text:p text:style-name="P7"/>
      <text:h text:style-name="P128" text:outline-level="3"><text:bookmark-start text:name="__RefHeading___Toc1278_1272806312"/>JavaScript <text:span text:style-name="T68">est ?<text:tab/><text:tab/><text:tab/><text:tab/><text:tab/><text:tab/><text:tab/></text:span><text:bookmark-end text:name="__RefHeading___Toc1278_1272806312"/></text:h>
      <text:p text:style-name="P7"/>
      <text:p text:style-name="P35"><text:span text:style-name="T46">○<text:tab/></text:span>Un langage de balisage</text:p>
      <text:p text:style-name="P37"><text:span text:style-name="T46">○<text:tab/></text:span>Un langage de programmation</text:p>
      <text:p text:style-name="P37"><text:span text:style-name="T46">○<text:tab/></text:span>Un langage de script</text:p>
      <text:p text:style-name="P37"><text:span text:style-name="T46">○<text:tab/></text:span>Un langage de mise en forme</text:p>
      <text:p text:style-name="P7"/>
      <text:p text:style-name="P7"/>
      <text:h text:style-name="P129" text:outline-level="3"><text:bookmark-start text:name="__RefHeading___Toc1359_1272806312"/>String<text:tab/><text:tab/><text:tab/><text:tab/><text:tab/><text:tab/><text:tab/><text:tab/><text:bookmark-end text:name="__RefHeading___Toc1359_1272806312"/></text:h>
      <text:p text:style-name="Standard"><text:bookmark-start text:name="__RefHeading___Toc1280_1272806312"/>Quel est l'opérateur utilisé pour concaténer des chaînes de caractères ?<text:tab/><text:tab/><text:bookmark-end text:name="__RefHeading___Toc1280_1272806312"/></text:p>
      <text:p text:style-name="P7"/>
      <text:p text:style-name="P36"><text:span text:style-name="T46">○<text:tab/></text:span><text:span text:style-name="T61">le plus<text:tab/><text:tab/><text:tab/>+</text:span></text:p>
      <text:p text:style-name="P96"><text:span text:style-name="T46">○<text:tab/></text:span><text:span text:style-name="T22">l’astérisque<text:tab/><text:tab/>*</text:span></text:p>
      <text:p text:style-name="P96"><text:span text:style-name="T46">○<text:tab/></text:span><text:span text:style-name="T22">le point<text:tab/><text:tab/></text:span><text:span text:style-name="T17">.</text:span></text:p>
      <text:p text:style-name="P97"><text:span text:style-name="T46">○<text:tab/></text:span><text:span text:style-name="T22">l</text:span><text:span text:style-name="T23">es</text:span><text:span text:style-name="T22"> backtick</text:span><text:span text:style-name="T24">s</text:span><text:span text:style-name="T22"><text:tab/><text:tab/></text:span><text:span text:style-name="T46">``</text:span></text:p>
      <text:p text:style-name="P84"/>
      <text:p text:style-name="P84"/>
      <text:h text:style-name="P135" text:outline-level="3"><text:bookmark-start text:name="__RefHeading___Toc1282_1272806312"/>DOM<text:tab/><text:tab/><text:tab/><text:tab/><text:tab/><text:tab/><text:tab/><text:tab/><text:tab/><text:span text:style-name="T69"> <text:s/></text:span><text:bookmark-end text:name="__RefHeading___Toc1282_1272806312"/></text:h>
      <text:p text:style-name="P91">Qu’est ce que le DOM en JavaScript ?</text:p>
      <text:p text:style-name="P91"/>
      <text:p text:style-name="P25"><text:span text:style-name="T46">○<text:tab/></text:span>Une bibliothèque de fonctions pour manipuler des tableaux</text:p>
      <text:p text:style-name="P25"><text:span text:style-name="T46">○<text:tab/></text:span>Un objet qui représente l'arborescence des éléments d'une page web</text:p>
      <text:p text:style-name="P25"><text:span text:style-name="T46">○<text:tab/></text:span>Un système de gestion de versions pour le code source</text:p>
      <text:p text:style-name="P25"><text:span text:style-name="T46">○<text:tab/></text:span>Une méthode pour lire des fichiers à partir du système de fichiers</text:p>
      <text:p text:style-name="P43"/>
      <text:p text:style-name="P9"/>
      <text:p text:style-name="P14"/>
      <text:h text:style-name="P136" text:outline-level="3"><text:bookmark-start text:name="__RefHeading___Toc1284_1272806312"/>Comparaison<text:bookmark-end text:name="__RefHeading___Toc1284_1272806312"/></text:h>
      <text:p text:style-name="Standard">Quelle est la différence entre les opérateurs == et === </text:p>
      <text:p text:style-name="Standard"/>
      <text:p text:style-name="P100"><text:span text:style-name="T45">○<text:tab/></text:span><text:span text:style-name="T3">== vérifie l'égalité de valeur et de type </text:span></text:p>
      <text:p text:style-name="P100"><text:span text:style-name="T4"><text:tab/></text:span><text:span text:style-name="T3">=== vérifie uniquement l'égalité de valeur</text:span></text:p>
      <text:p text:style-name="P100"/>
      <text:p text:style-name="P100"><text:span text:style-name="T45">○<text:tab/></text:span><text:span text:style-name="T3">== vérifie uniquement l'égalité de valeur</text:span></text:p>
      <text:p text:style-name="P100"><text:span text:style-name="T4"><text:tab/></text:span><text:span text:style-name="T3">=== vérifie l'égalité de valeur et de type</text:span></text:p>
      <text:p text:style-name="P100"/>
      <text:p text:style-name="P76"><text:span text:style-name="T45">○<text:tab/></text:span><text:span text:style-name="T7">i</text:span><text:span text:style-name="T8">l n'y a pas de différence, == et === sont interchangeables.</text:span></text:p>
      <text:h text:style-name="P149" text:outline-level="2"/>
      <text:h text:style-name="P121" text:outline-level="2"><text:bookmark-start text:name="__RefHeading___Toc1286_1272806312"/><text:soft-page-break/>Objets<text:bookmark-end text:name="__RefHeading___Toc1286_1272806312"/></text:h>
      <text:p text:style-name="P47"/>
      <text:h text:style-name="P137" text:outline-level="3"><text:bookmark-start text:name="__RefHeading___Toc1288_1272806312"/><text:span text:style-name="T74">O</text:span>bjet<text:span text:style-name="T74">s</text:span> <text:span text:style-name="T68">vs</text:span> tableau<text:span text:style-name="T74">x</text:span>?<text:bookmark-end text:name="__RefHeading___Toc1288_1272806312"/></text:h>
      <text:p text:style-name="P52"/>
      <text:p text:style-name="P85"><text:span text:style-name="T60">○<text:tab/></text:span>Un objet est une collection non ordonnée de paires clé-valeur,</text:p>
      <text:p text:style-name="P85"><text:tab/>tandis qu'un tableau est une collection ordonnée d'éléments.</text:p>
      <text:p text:style-name="P85"/>
      <text:p text:style-name="P85"><text:span text:style-name="T60">○<text:tab/></text:span>Un objet peut avoir n'importe quel nombre de propriétés, tandis qu'un tableau peut <text:tab/>avoir n'importe quel nombre d'éléments.</text:p>
      <text:p text:style-name="P85"/>
      <text:p text:style-name="P85"><text:span text:style-name="T60">○<text:tab/></text:span>Un objet ne peut avoir que des clés <text:span text:style-name="T63">alphanumériques</text:span>, tandis qu'un tableau ne peut <text:tab/>avoir que des indices numériques.</text:p>
      <text:p text:style-name="P85"/>
      <text:h text:style-name="P138" text:outline-level="3"><text:bookmark-start text:name="__RefHeading___Toc1290_1272806312"/><text:span text:style-name="T38">t</text:span><text:span text:style-name="T37">ypeof</text:span> <text:span text:style-name="T73">permet</text:span><text:bookmark-end text:name="__RefHeading___Toc1290_1272806312"/></text:h>
      <text:p text:style-name="P41"/>
      <text:p text:style-name="P42"><text:span text:style-name="T45">○<text:tab/></text:span>Déterminer le type de données d'une valeur</text:p>
      <text:p text:style-name="P42"><text:span text:style-name="T45">○<text:tab/></text:span>Convertir une valeur en chaîne de caractères</text:p>
      <text:p text:style-name="P42"><text:span text:style-name="T45">○<text:tab/></text:span>Comparer deux valeurs</text:p>
      <text:p text:style-name="P23"><text:span text:style-name="T45">○<text:tab/></text:span>Affecter une valeur à une variable</text:p>
      <text:p text:style-name="P77"/>
      <text:p text:style-name="P77"/>
      <text:p text:style-name="P20"/>
      <text:h text:style-name="P138" text:outline-level="3"><text:bookmark-start text:name="__RefHeading___Toc1292_1272806312"/><text:span text:style-name="T74">S</text:span>pread<text:bookmark-end text:name="__RefHeading___Toc1292_1272806312"/></text:h>
      <text:p text:style-name="P19"/>
      <text:p text:style-name="P70">const obj1 = { a: 1, b: 2 };</text:p>
      <text:p text:style-name="P70">const obj2 = { b: 3, c: 4 };</text:p>
      <text:p text:style-name="P70">const obj3 = { c: 5, d: 6 };</text:p>
      <text:p text:style-name="P70"/>
      <text:p text:style-name="P83"><text:span text:style-name="T28">const </text:span><text:span text:style-name="T31">answer</text:span><text:span text:style-name="T28"> = { ...obj1, ...obj2, ...obj3 };</text:span></text:p>
      <text:p text:style-name="P70"/>
      <text:p text:style-name="P70"/>
      <table:table table:name="Table6" table:style-name="Table6">
        <table:table-column table:style-name="Table6.A"/>
        <table:table-column table:style-name="Table6.B"/>
        <table:table-row>
          <table:table-cell table:style-name="Table6.A1" office:value-type="string">
            <text:p text:style-name="P70">console.log(<text:span text:style-name="T54">answer</text:span>);</text:p>
          </table:table-cell>
          <table:table-cell table:style-name="Table6.B1" office:value-type="string">
            <text:p text:style-name="P83"/>
            <text:p text:style-name="P83"/>
            <text:p text:style-name="P83"/>
            <text:p text:style-name="P83"/>
            <text:p text:style-name="P83"/>
            <text:p text:style-name="P83"/>
            <text:p text:style-name="P83"/>
            <text:p text:style-name="P83"/>
            <text:p text:style-name="P83"/>
            <text:p text:style-name="P83"/>
            <text:p text:style-name="P83"/>
          </table:table-cell>
        </table:table-row>
      </table:table>
      <text:h text:style-name="P127" text:outline-level="2"><text:bookmark-start text:name="__RefHeading___Toc1294_1272806312"/><text:soft-page-break/>Tableaux<text:bookmark-end text:name="__RefHeading___Toc1294_1272806312"/></text:h>
      <text:p text:style-name="P110"/>
      <text:h text:style-name="P128" text:outline-level="3"><text:bookmark-start text:name="__RefHeading___Toc1296_1272806312"/><text:span text:style-name="T66">Que permet </text:span><text:span text:style-name="T37">Array.</text:span><text:span text:style-name="T39">length</text:span><text:span text:style-name="T37">()</text:span><text:bookmark-end text:name="__RefHeading___Toc1296_1272806312"/></text:h>
      <text:p text:style-name="P71"/>
      <text:p text:style-name="P42"><text:span text:style-name="T45">○<text:tab/></text:span><text:span text:style-name="T50">Calculer la taille d’un tableau</text:span></text:p>
      <text:p text:style-name="P86"><text:span text:style-name="T45">○<text:tab/></text:span><text:span text:style-name="T13">Calculer la taille d’un tableau à plusieurs dimensions</text:span></text:p>
      <text:p text:style-name="P42"><text:span text:style-name="T45">○<text:tab/></text:span><text:span text:style-name="T51">Modifier</text:span><text:span text:style-name="T50"> taille d’un tableau</text:span></text:p>
      <text:p text:style-name="P76"><text:span text:style-name="T45">○<text:tab/></text:span><text:span text:style-name="T13">Pas grand chose sans une structure try-catch</text:span></text:p>
      <text:p text:style-name="P22"/>
      <text:p text:style-name="P22"/>
      <text:h text:style-name="P128" text:outline-level="3"><text:bookmark-start text:name="__RefHeading___Toc1298_1272806312"/><text:span text:style-name="T66">Que permet </text:span><text:span text:style-name="T37">Array.map(</text:span><text:span text:style-name="T40">)</text:span><text:bookmark-end text:name="__RefHeading___Toc1298_1272806312"/></text:h>
      <text:p text:style-name="P7"/>
      <text:p text:style-name="P45"><text:span text:style-name="T45">○<text:tab/></text:span>Ajouter un nouvel élément à la fin d'un tableau.</text:p>
      <text:p text:style-name="P45"><text:span text:style-name="T45">○<text:tab/></text:span>Supprimer le dernier élément d'un tableau.</text:p>
      <text:p text:style-name="P45"><text:span text:style-name="T45">○<text:tab/></text:span>Transformer chaque élément d'un tableau</text:p>
      <text:p text:style-name="P46"><text:span text:style-name="T45">○<text:tab/></text:span><text:span text:style-name="T50">Pas grand chose sans une structure try-catch</text:span></text:p>
      <text:p text:style-name="P7"/>
      <text:p text:style-name="P7"/>
      <text:h text:style-name="P128" text:outline-level="3"><text:bookmark-start text:name="__RefHeading___Toc1300_1272806312"/><text:span text:style-name="T66">Que permet </text:span><text:span text:style-name="T37">Array.</text:span><text:span text:style-name="T39">filter</text:span><text:span text:style-name="T37">()</text:span><text:bookmark-end text:name="__RefHeading___Toc1300_1272806312"/></text:h>
      <text:p text:style-name="P17"/>
      <text:p text:style-name="P18"><text:span text:style-name="T45">○<text:tab/></text:span>Supprimer les éléments d'un tableau qui correspondent à une condition spécifiée.</text:p>
      <text:p text:style-name="P18"><text:span text:style-name="T45">○<text:tab/></text:span>Trier un tableau par ordre croissant.</text:p>
      <text:p text:style-name="P44"><text:span text:style-name="T45">○<text:tab/></text:span>Transformer chaque élément d'un tableau</text:p>
      <text:p text:style-name="P44"><text:span text:style-name="T45">○<text:tab/></text:span><text:span text:style-name="T50">Pas grand chose sans une structure try-catch</text:span></text:p>
      <text:p text:style-name="P17"/>
      <text:h text:style-name="P144" text:outline-level="3"><text:bookmark-start text:name="__RefHeading___Toc1302_1272806312"/><text:span text:style-name="T48">S</text:span><text:span text:style-name="T47">pread</text:span><text:bookmark-end text:name="__RefHeading___Toc1302_1272806312"/></text:h>
      <text:p text:style-name="P54"/>
      <text:p text:style-name="P69">const arr1 = [1, 2, 3];</text:p>
      <text:p text:style-name="P69">const arr2 = [4, 5, 6];</text:p>
      <text:p text:style-name="P69">const arr3 = [7, 8, 9];</text:p>
      <text:p text:style-name="P69"/>
      <text:p text:style-name="P69">const <text:span text:style-name="T52">answer</text:span> = [...arr1, ...arr2, ...arr3];</text:p>
      <text:p text:style-name="P69"/>
      <table:table table:name="Table1" table:style-name="Table1">
        <table:table-column table:style-name="Table1.A"/>
        <table:table-column table:style-name="Table1.B"/>
        <table:table-row>
          <table:table-cell table:style-name="Table1.A1" office:value-type="string">
            <text:p text:style-name="P66">console.log(answer)</text:p>
          </table:table-cell>
          <table:table-cell table:style-name="Table1.B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able:table-cell>
        </table:table-row>
      </table:table>
      <text:h text:style-name="P139" text:outline-level="3" text:is-list-header="true"/>
      <text:h text:style-name="P139" text:outline-level="3"><text:bookmark-start text:name="__RefHeading___Toc1304_1272806312"/>Arithmétique<text:bookmark-end text:name="__RefHeading___Toc1304_1272806312"/></text:h>
      <text:p text:style-name="P69"/>
      <text:p text:style-name="P80"><text:span text:style-name="T42">const square = nu</text:span><text:span text:style-name="T44">m</text:span><text:span text:style-name="T42"> =&gt; num * num;</text:span></text:p>
      <text:p text:style-name="P69">const sum = (a, b) =&gt; a + b;</text:p>
      <text:p text:style-name="P69"><text:span text:style-name="T72">let answer = </text:span>[1, 2, 3, 4].map(square).reduce(sum);</text:p>
      <text:p text:style-name="P71"/>
      <text:p text:style-name="P73"/>
      <table:table table:name="Table5" table:style-name="Table5">
        <table:table-column table:style-name="Table5.A"/>
        <table:table-column table:style-name="Table5.B"/>
        <table:table-row>
          <table:table-cell table:style-name="Table5.A1" office:value-type="string">
            <text:p text:style-name="P67">console.log(answer)</text:p>
          </table:table-cell>
          <table:table-cell table:style-name="Table5.B1" office:value-type="string">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cell>
        </table:table-row>
      </table:table>
      <text:h text:style-name="P140" text:outline-level="2"/>
      <text:h text:style-name="P122" text:outline-level="2"><text:bookmark-start text:name="__RefHeading___Toc1306_1272806312"/>Final<text:bookmark-end text:name="__RefHeading___Toc1306_1272806312"/></text:h>
      <text:p text:style-name="P75"/>
      <text:p text:style-name="P104"><text:span text:style-name="T33">let</text:span><text:span text:style-name="T28"> </text:span><text:span text:style-name="T32">iterator</text:span><text:span text:style-name="T28"> = () =&gt; {</text:span></text:p>
      <text:p text:style-name="P62"><text:s text:c="2"/>let i = 0;</text:p>
      <text:p text:style-name="P62"><text:s text:c="2"/>return {</text:p>
      <text:p text:style-name="P62"><text:s text:c="4"/>next: () =&gt; {</text:p>
      <text:p text:style-name="P62"><text:s text:c="6"/>return { value: i<text:span text:style-name="T55">++</text:span> };</text:p>
      <text:p text:style-name="P62"><text:s text:c="4"/>}</text:p>
      <text:p text:style-name="P62"><text:s text:c="2"/>};</text:p>
      <text:p text:style-name="P62">};</text:p>
      <text:p text:style-name="P62"/>
      <text:p text:style-name="P104"><text:span text:style-name="T32">iterator</text:span><text:span text:style-name="T28"> = </text:span><text:span text:style-name="T32">iterator</text:span><text:span text:style-name="T28">();</text:span></text:p>
      <text:p text:style-name="P68"/>
      <text:p text:style-name="P68"/>
      <table:table table:name="Table2" table:style-name="Table2">
        <table:table-column table:style-name="Table2.A"/>
        <table:table-column table:style-name="Table2.B"/>
        <table:table-row>
          <table:table-cell table:style-name="Table2.A1" office:value-type="string">
            <text:p text:style-name="P104"><text:span text:style-name="T28">console.log(</text:span><text:span text:style-name="T32">iterator</text:span><text:span text:style-name="T30">.next()</text:span><text:span text:style-name="T28">);</text:span></text:p>
          </table:table-cell>
          <table:table-cell table:style-name="Table2.B1" office:value-type="string">
            <text:p text:style-name="Standard"/>
            <text:p text:style-name="P90"/>
            <text:p text:style-name="Standard"/>
            <text:p text:style-name="Standard"/>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2">console.log(<text:span text:style-name="T55">iterator</text:span><text:span text:style-name="T53">.next()</text:span>);</text:p>
          </table:table-cell>
          <table:table-cell table:style-name="Table3.B1" office:value-type="string">
            <text:p text:style-name="P81"/>
            <text:p text:style-name="P81"/>
            <text:p text:style-name="P81"/>
            <text:p text:style-name="P81"/>
          </table:table-cell>
        </table:table-row>
      </table:table>
      <table:table table:name="Table4" table:style-name="Table4">
        <table:table-column table:style-name="Table4.A"/>
        <table:table-column table:style-name="Table4.B"/>
        <table:table-row>
          <table:table-cell table:style-name="Table4.A1" office:value-type="string">
            <text:p text:style-name="P72">console.log(<text:span text:style-name="T55">iterator</text:span><text:span text:style-name="T53">.next()</text:span>);</text:p>
          </table:table-cell>
          <table:table-cell table:style-name="Table4.B1" office:value-type="string">
            <text:p text:style-name="P81"/>
            <text:p text:style-name="P81"/>
            <text:p text:style-name="P81"/>
            <text:p text:style-name="P81"/>
          </table:table-cell>
        </table:table-row>
      </table:table>
      <text:p text:style-name="P63"/>
      <text:p text:style-name="P4"/>
      <text:p text:style-name="P3"/>
      <text:h text:style-name="P113" text:outline-level="1"/>
      <text:h text:style-name="P113" text:outline-level="1"/>
      <text:h text:style-name="P113" text:outline-level="1"/>
      <text:p text:style-name="P5"/>
      <text:p text:style-name="P5"/>
      <text:p text:style-name="P5"/>
      <text:h text:style-name="P113" text:outline-level="1"/>
      <text:h text:style-name="P113" text:outline-level="1"/>
      <text:h text:style-name="P113" text:outline-level="1"><text:bookmark-start text:name="__RefHeading___Toc1427_1272806312"/>Partie <text:span text:style-name="T59">2: </text:span>JavaScript <text:span text:style-name="T59">Pratique</text:span><text:bookmark-end text:name="__RefHeading___Toc1427_1272806312"/></text:h>
      <text:h text:style-name="P117" text:outline-level="1"/>
      <text:p text:style-name="P7"/>
      <text:p text:style-name="P7"/>
      <text:p text:style-name="P8"/>
      <text:h text:style-name="P148" text:outline-level="3"><text:bookmark-start text:name="__RefHeading___Toc1312_1272806312"/>Calculer la somme des nombres pairs dans le tableau n:<text:bookmark-end text:name="__RefHeading___Toc1312_1272806312"/></text:h>
      <text:p text:style-name="Standard"><text:span text:style-name="T34">let n = [</text:span><text:span text:style-name="T29">18</text:span><text:span text:style-name="T28">, 3</text:span><text:span text:style-name="T29">5</text:span><text:span text:style-name="T28">, 82, 12, 51, 94, </text:span><text:span text:style-name="T29">35</text:span><text:span text:style-name="T28">, </text:span><text:span text:style-name="T29">21</text:span><text:span text:style-name="T28">, </text:span><text:span text:style-name="T29">11</text:span><text:span text:style-name="T28">, 44, 1</text:span><text:span text:style-name="T29">9</text:span><text:span text:style-name="T28">, </text:span><text:span text:style-name="T29">6</text:span><text:span text:style-name="T28">, 70, 54, 7, 48, 16, </text:span><text:span text:style-name="T29">22, 23</text:span><text:span text:style-name="T28">]</text:span></text:p>
      <text:p text:style-name="P154"><text:span text:style-name="T34">let </text:span><text:span text:style-name="T35">answer = ??? <text:tab/><text:tab/><text:tab/><text:tab/><text:tab/><text:tab/><text:tab/><text:tab/></text:span><text:span text:style-name="T83">// </text:span><text:span text:style-name="T84">sum === </text:span><text:span text:style-name="T82">466</text:span></text:p>
      <text:p text:style-name="P155"/>
      <text:p text:style-name="P155">Bonus: one-liner</text:p>
      <text:p text:style-name="P153"><text:span text:style-name="T34"/></text:p>
      <text:h text:style-name="P134" text:outline-level="3"><text:bookmark-start text:name="__RefHeading___Toc1314_1272806312"/><text:span text:style-name="T88">Retourner le nom de l’étudiant avec la meilleure note</text:span><text:bookmark-end text:name="__RefHeading___Toc1314_1272806312"/></text:h>
      <text:p text:style-name="P49"/>
      <text:p text:style-name="P74"><text:s text:c="8"/>let students = [</text:p>
      <text:p text:style-name="P74"><text:s text:c="12"/>{matricule:"001",nom:"Zoltar",age:21,notes:[12,15,18]},</text:p>
      <text:p text:style-name="P74"><text:s text:c="12"/>{matricule:"002",nom:"Balthazar",age:22,notes:[10,13,16]},</text:p>
      <text:p text:style-name="P74"><text:s text:c="12"/>{matricule:"003",nom:"Durand",age:20,notes:[14,14,14]},</text:p>
      <text:p text:style-name="P74"><text:s text:c="12"/>{matricule:"004",nom:"Razzle",age:23,notes:[17,12,19]},</text:p>
      <text:p text:style-name="P74"><text:s text:c="12"/>{matricule:"005",nom:"Rousseau",age:19,notes:[9,11,13]},</text:p>
      <text:p text:style-name="P74"><text:s text:c="12"/>{matricule:"006",nom:"Fournier",age:21,notes:[15,16,14]},</text:p>
      <text:p text:style-name="P74"><text:s text:c="12"/>{matricule:"007",nom:"Girard",age:22,notes:[12,18,13]},</text:p>
      <text:p text:style-name="P74"><text:s text:c="12"/>{matricule:"008",nom:"<text:span text:style-name="T81">Zizek</text:span>",age:20,notes:[16,11,15]},</text:p>
      <text:p text:style-name="P74"><text:s text:c="12"/>{matricule:"009",nom:"Moreau",age:23,notes:[13,12,14]},</text:p>
      <text:p text:style-name="P74"><text:s text:c="12"/>{matricule:"010",nom:"Bibbidi",age:19,notes:[11,10,9]}</text:p>
      <text:p text:style-name="P74"><text:s text:c="8"/>]</text:p>
      <text:p text:style-name="P74"/>
      <text:p text:style-name="P62"><text:tab/><text:span text:style-name="T81">let best = bestOfTheBest(students) <text:tab/><text:tab/><text:tab/><text:tab/></text:span><text:span text:style-name="T25">// </text:span><text:span text:style-name="T27">best === “</text:span><text:span text:style-name="T26">Razzle”</text:span></text:p>
      <text:p text:style-name="P62"/>
      <text:p text:style-name="P62"/>
      <text:h text:style-name="P128" text:outline-level="3"><text:bookmark-start text:name="__RefHeading___Toc1316_1272806312"/>Retourner une phrase<text:bookmark-end text:name="__RefHeading___Toc1316_1272806312"/></text:h>
      <text:p text:style-name="P17"/>
      <text:p text:style-name="P17"><text:s text:c="8"/>"Bonjour tout le monde."</text:p>
      <text:p text:style-name="P17"/>
      <text:p text:style-name="P17"><text:s text:c="4"/>devient:</text:p>
      <text:p text:style-name="P17"/>
      <text:p text:style-name="P17"><text:s text:c="8"/>"Monde le tout bonjour."</text:p>
      <text:p text:style-name="P17"/>
      <text:p text:style-name="P17"/>
      <text:h text:style-name="P141" text:outline-level="3"><text:bookmark-start text:name="__RefHeading___Toc1318_1272806312"/>Moteur de recherche<text:bookmark-end text:name="__RefHeading___Toc1318_1272806312"/></text:h>
      <text:p text:style-name="P40">Créer un fichier .js qui, lorsqu’il est inclus dans un fichier HTML ne contenant que des titres et des paragraphes, ajoute un moteur de recherche qui, lors de la frappe de l’utilisateur, masque les paragraphes dont le contenu ne contient pas la frappe de l’utilisateur.</text:p>
      <text:p text:style-name="P111"/>
      <text:p text:style-name="P40">Le moteur de recherche doit être inséré au début du document, juste après le body.</text:p>
      <text:h text:style-name="P114" text:outline-level="1"/>
      <text:h text:style-name="P115" text:outline-level="1"/>
      <text:h text:style-name="P115" text:outline-level="1"/>
      <text:h text:style-name="P115" text:outline-level="1"/>
      <text:h text:style-name="P115" text:outline-level="1"/>
      <text:h text:style-name="P115" text:outline-level="1"/>
      <text:p text:style-name="P6"/>
      <text:h text:style-name="P115" text:outline-level="1"><text:bookmark-start text:name="__RefHeading___Toc1429_1272806312"/>Partie <text:span text:style-name="T64">3: </text:span><text:span text:style-name="T75">Théorie </text:span><text:span text:style-name="T64">React.js</text:span><text:bookmark-end text:name="__RefHeading___Toc1429_1272806312"/></text:h>
      <text:h text:style-name="P118" text:outline-level="1" text:is-list-header="true"/>
      <text:h text:style-name="P126" text:outline-level="2"><text:bookmark-start text:name="__RefHeading___Toc1711_1272806312"/><text:span text:style-name="T78">E</text:span><text:span text:style-name="T77">nvironnement</text:span><text:bookmark-end text:name="__RefHeading___Toc1711_1272806312"/></text:h>
      <text:h text:style-name="P130" text:outline-level="3"><text:bookmark-start text:name="__RefHeading___Toc1324_1272806312"/>Ligne de commande<text:bookmark-end text:name="__RefHeading___Toc1324_1272806312"/></text:h>
      <text:p text:style-name="Standard">Quelle commande est utilisée pour démarrer le serveur de développement local ?</text:p>
      <text:p text:style-name="Standard"/>
      <text:p text:style-name="P79"><text:span text:style-name="T45">○<text:tab/></text:span><text:span text:style-name="T42">npm build</text:span></text:p>
      <text:p text:style-name="P79"><text:span text:style-name="T45">○<text:tab/></text:span><text:span text:style-name="T42">npm serve</text:span></text:p>
      <text:p text:style-name="P79"><text:span text:style-name="T45">○<text:tab/></text:span><text:span text:style-name="T42">npm star</text:span><text:span text:style-name="T43">t</text:span></text:p>
      <text:p text:style-name="P79"><text:span text:style-name="T45">○<text:tab/></text:span><text:span text:style-name="T42">npm run dev</text:span></text:p>
      <text:p text:style-name="P15"/>
      <text:p text:style-name="P10"/>
      <text:h text:style-name="P130" text:outline-level="3"><text:bookmark-start text:name="__RefHeading___Toc1326_1272806312"/>Serveur<text:bookmark-end text:name="__RefHeading___Toc1326_1272806312"/></text:h>
      <text:p text:style-name="Standard">Quel est le port hôte local par défaut utilisé par un serveur de développement React ?</text:p>
      <text:p text:style-name="Standard"/>
      <text:p text:style-name="P15">○<text:tab/><text:span text:style-name="T28">3000</text:span></text:p>
      <text:p text:style-name="P15">○<text:tab/><text:span text:style-name="T28">8080</text:span></text:p>
      <text:p text:style-name="P15">○<text:tab/><text:span text:style-name="T28">5000</text:span></text:p>
      <text:p text:style-name="P15">○<text:tab/><text:span text:style-name="T28">3500</text:span></text:p>
      <text:p text:style-name="P10"/>
      <text:p text:style-name="P50"/>
      <text:h text:style-name="P142" text:outline-level="3"><text:bookmark-start text:name="__RefHeading___Toc1328_1272806312"/>Node.js<text:bookmark-end text:name="__RefHeading___Toc1328_1272806312"/></text:h>
      <text:p text:style-name="P91">Pour développer et exécuter du code React, Node.js est requis ?</text:p>
      <text:p text:style-name="P94"><text:span text:style-name="T3">○<text:tab/></text:span><text:span text:style-name="T5">Oui</text:span></text:p>
      <text:p text:style-name="P93"><text:span text:style-name="T3">○<text:tab/></text:span><text:span text:style-name="T5">Parfois</text:span></text:p>
      <text:p text:style-name="P38">○<text:tab/>Non</text:p>
      <text:p text:style-name="P15"/>
      <text:p text:style-name="P15"/>
      <text:h text:style-name="P145" text:outline-level="3"><text:bookmark-start text:name="__RefHeading___Toc1375_1272806312"/>Compilation<text:bookmark-end text:name="__RefHeading___Toc1375_1272806312"/></text:h>
      <text:p text:style-name="P106"><text:bookmark-start text:name="__RefHeading___Toc1342_1272806312"/>Quel outil React utilise-t-il pour compiler JS<text:span text:style-name="T70">X </text:span>?<text:bookmark-end text:name="__RefHeading___Toc1342_1272806312"/></text:p>
      <text:p text:style-name="P106"/>
      <text:p text:style-name="P34">○<text:tab/>Babel <text:s/></text:p>
      <text:p text:style-name="P34">○<text:tab/>React Router</text:p>
      <text:p text:style-name="P34">○<text:tab/>ReactDOM</text:p>
      <text:p text:style-name="P34">○<text:tab/>JSX Compiler</text:p>
      <text:p text:style-name="P12"/>
      <text:p text:style-name="P53"/>
      <text:h text:style-name="P132" text:outline-level="3"/>
      <text:h text:style-name="P126" text:outline-level="2"><text:bookmark-start text:name="__RefHeading___Toc1713_1272806312"/>Rendu<text:bookmark-end text:name="__RefHeading___Toc1713_1272806312"/></text:h>
      <text:h text:style-name="P143" text:outline-level="3"><text:bookmark-start text:name="__RefHeading___Toc1715_1272806312"/>DOM<text:bookmark-end text:name="__RefHeading___Toc1715_1272806312"/></text:h>
      <text:p text:style-name="P95"><text:span text:style-name="T66">La</text:span> copie du 'vrai' DOM qui est conservée en mémoire s'appelle?</text:p>
      <text:p text:style-name="P95"/>
      <text:p text:style-name="P34">○<text:tab/>Virtual DOM</text:p>
      <text:p text:style-name="P34">○<text:tab/>React DOM</text:p>
      <text:p text:style-name="P34">○<text:tab/>Shadow DOM</text:p>
      <text:p text:style-name="P34">○<text:tab/>DOM</text:p>
      <text:p text:style-name="P53"/>
      <text:p text:style-name="P53"/>
      <text:h text:style-name="P130" text:outline-level="3"><text:bookmark-start text:name="__RefHeading___Toc1330_1272806312"/>Rendu<text:bookmark-end text:name="__RefHeading___Toc1330_1272806312"/></text:h>
      <text:p text:style-name="Standard">Quel type d'élément sera rendu à partir du code suivant:</text:p>
      <text:p text:style-name="P51"/>
      <text:p text:style-name="P65">function Car() {</text:p>
      <text:p text:style-name="P65"><text:s text:c="2"/>return <text:span text:style-name="T49">(</text:span></text:p>
      <text:p text:style-name="P65"><text:tab/><text:span text:style-name="T49">&lt;&gt;</text:span></text:p>
      <text:p text:style-name="P65"><text:tab/><text:tab/>&lt;h1&gt;React est une librairie JavaScript&lt;/h1&gt;</text:p>
      <text:p text:style-name="P65"><text:tab/><text:span text:style-name="T49">&lt;/&gt;</text:span>;</text:p>
      <text:p text:style-name="P65"><text:s text:c="2"/><text:span text:style-name="T65">)</text:span></text:p>
      <text:p text:style-name="P65">}</text:p>
      <text:p text:style-name="P65"/>
      <text:p text:style-name="P65">const root = createRoot(document.getElementById('root'));</text:p>
      <text:p text:style-name="P65">root.render(&lt;Car /&gt;);</text:p>
      <text:p text:style-name="P16"/>
      <text:p text:style-name="P15">○<text:tab/><text:span text:style-name="T28">h1</text:span></text:p>
      <text:p text:style-name="P15">○<text:tab/><text:span text:style-name="T28">div</text:span></text:p>
      <text:p text:style-name="P15">○<text:tab/><text:span text:style-name="T28">ReactDom</text:span></text:p>
      <text:p text:style-name="P15">○<text:tab/><text:span text:style-name="T28">Component</text:span></text:p>
      <text:p text:style-name="P15"/>
      <text:p text:style-name="P15"/>
      <text:p text:style-name="P15"/>
      <text:h text:style-name="P131" text:outline-level="3"><text:bookmark-start text:name="__RefHeading___Toc1367_1272806312"/>Rendu conditionnel<text:bookmark-end text:name="__RefHeading___Toc1367_1272806312"/></text:h>
      <text:p text:style-name="P98">Quel opérateur peut être utilisé pour restituer conditionnellement un composant React ?</text:p>
      <text:p text:style-name="Standard"/>
      <text:p text:style-name="Standard">○<text:tab/>&amp;&amp; <text:s text:c="3"/></text:p>
      <text:p text:style-name="Standard">○<text:tab/>??</text:p>
      <text:p text:style-name="Standard">○<text:tab/>::</text:p>
      <text:p text:style-name="Standard"><text:bookmark-start text:name="__RefHeading___Toc1369_1272806312"/>○<text:tab/>||<text:bookmark-end text:name="__RefHeading___Toc1369_1272806312"/></text:p>
      <text:h text:style-name="P150" text:outline-level="3"/>
      <text:h text:style-name="P152" text:outline-level="3"/>
      <text:p text:style-name="P15"/>
      <text:p text:style-name="P48"/>
      <text:h text:style-name="P123" text:outline-level="2"><text:bookmark-start text:name="__RefHeading___Toc1717_1272806312"/><text:soft-page-break/>Composants <text:span text:style-name="T79">&amp; Propriétés</text:span><text:bookmark-end text:name="__RefHeading___Toc1717_1272806312"/></text:h>
      <text:p text:style-name="Text_20_body"/>
      <text:h text:style-name="P130" text:outline-level="3"><text:bookmark-start text:name="__RefHeading___Toc1352_1272806312"/>Noms des composant<text:bookmark-end text:name="__RefHeading___Toc1352_1272806312"/></text:h>
      <text:p text:style-name="P91"><text:bookmark-start text:name="__RefHeading___Toc1336_1272806312"/>Les noms des composants React doivent commencer par une lettre majuscule<text:bookmark-end text:name="__RefHeading___Toc1336_1272806312"/></text:p>
      <text:p text:style-name="P91"/>
      <text:p text:style-name="P92"><text:span text:style-name="T3">○<text:tab/></text:span><text:span text:style-name="T18">Vrai</text:span></text:p>
      <text:p text:style-name="P92"><text:span text:style-name="T3">○<text:tab/></text:span><text:span text:style-name="T18">Faux</text:span></text:p>
      <text:p text:style-name="P30"/>
      <text:p text:style-name="P15"/>
      <text:p text:style-name="P56"/>
      <text:h text:style-name="P146" text:outline-level="3"><text:bookmark-start text:name="__RefHeading___Toc1373_1272806312"/>Com<text:span text:style-name="T76">binaison</text:span>s<text:bookmark-end text:name="__RefHeading___Toc1373_1272806312"/></text:h>
      <text:p text:style-name="P58">React sépare l'interface utilisateur en composants. Comment les composants sont-ils combinés pour créer une interface utilisateur ?</text:p>
      <text:p text:style-name="P32"/>
      <text:p text:style-name="P32">○<text:tab/>En imbriquant des composants </text:p>
      <text:p text:style-name="P32">○<text:tab/><text:span text:style-name="T62">A</text:span>vec <text:span text:style-name="T71">le </text:span>fractionnement d<text:span text:style-name="T71">u</text:span> code</text:p>
      <text:p text:style-name="P32">○<text:tab/>En les plaçant dans une structure de dossiers</text:p>
      <text:p text:style-name="P32">○<text:tab/>Avec webpack</text:p>
      <text:p text:style-name="P55"><text:s text:c="4"/></text:p>
      <text:h text:style-name="P151" text:outline-level="3"/>
      <text:h text:style-name="P133" text:outline-level="3"><text:bookmark-start text:name="__RefHeading___Toc1371_1272806312"/>Propriétés<text:bookmark-end text:name="__RefHeading___Toc1371_1272806312"/></text:h>
      <text:p text:style-name="P99"><text:bookmark-start text:name="__RefHeading___Toc1332_1272806312"/><text:span text:style-name="T67">Que permet la propriété </text:span>children ?<text:bookmark-end text:name="__RefHeading___Toc1332_1272806312"/></text:p>
      <text:p text:style-name="P99"/>
      <text:p text:style-name="P99">○<text:tab/>ajoute des valeurs enfants à l'état</text:p>
      <text:p text:style-name="P24">○<text:tab/>transmettre des données aux composants enfants</text:p>
      <text:p text:style-name="P24">○<text:tab/>imbriquer des composants dans d'autres composants</text:p>
      <text:p text:style-name="P26">○<text:tab/>définir un objet en tant que propriété</text:p>
      <text:p text:style-name="P39"/>
      <text:p text:style-name="P39"/>
      <text:h text:style-name="P142" text:outline-level="3"><text:bookmark-start text:name="__RefHeading___Toc1340_1272806312"/>Listes<text:bookmark-end text:name="__RefHeading___Toc1340_1272806312"/></text:h>
      <text:p text:style-name="Standard"><text:span text:style-name="T11">Lors du rendu d'une liste à l'aide de la méthode </text:span><text:span text:style-name="T41">map()</text:span><text:span text:style-name="T11">, </text:span><text:span text:style-name="T14">quelle propriété </text:span><text:span text:style-name="T15">est </text:span><text:span text:style-name="T11">requis</text:span><text:span text:style-name="T12">e</text:span><text:span text:style-name="T11"> pour chaque élément rendu ?</text:span></text:p>
      <text:p text:style-name="P27"/>
      <text:p text:style-name="P28">○<text:tab/>key <text:s text:c="2"/></text:p>
      <text:p text:style-name="P28">○<text:tab/>data</text:p>
      <text:p text:style-name="P28">○<text:tab/>id</text:p>
      <text:p text:style-name="P28">○<text:tab/>index</text:p>
      <text:p text:style-name="P15"/>
      <text:p text:style-name="P15"/>
      <text:h text:style-name="P124" text:outline-level="2"><text:bookmark-start text:name="__RefHeading___Toc1790_1272806312"/><text:soft-page-break/><text:span text:style-name="T80">Cyberentomologie</text:span><text:bookmark-end text:name="__RefHeading___Toc1790_1272806312"/></text:h>
      <text:h text:style-name="Heading_20_3" text:outline-level="3"><text:bookmark-start text:name="__RefHeading___Toc1346_1272806312"/><text:span text:style-name="T20">Debusquer</text:span><text:span text:style-name="T21"> le </text:span><text:span text:style-name="T19">bogue</text:span><text:bookmark-end text:name="__RefHeading___Toc1346_1272806312"/></text:h>
      <text:p text:style-name="P56"/>
      <text:p text:style-name="P64">function car({make, model}) {</text:p>
      <text:p text:style-name="P64"><text:s text:c="2"/>return &lt;h1&gt;{make} {model}&lt;/h1&gt;;</text:p>
      <text:p text:style-name="P64">};</text:p>
      <text:p text:style-name="P15"/>
      <table:table table:name="Table7" table:style-name="Table7">
        <table:table-column table:style-name="Table7.A"/>
        <table:table-row>
          <table:table-cell table:style-name="Table7.A1" office:value-type="string">
            <text:p text:style-name="Table_20_Contents"/>
            <text:p text:style-name="Table_20_Contents"/>
          </table:table-cell>
        </table:table-row>
      </table:table>
      <text:p text:style-name="P15"/>
      <text:h text:style-name="P147" text:outline-level="3"><text:bookmark-start text:name="__RefHeading___Toc1719_1272806312"/><text:span text:style-name="T20">Debusquer</text:span> le <text:span text:style-name="T19">bogue</text:span><text:bookmark-end text:name="__RefHeading___Toc1719_1272806312"/></text:h>
      <text:p text:style-name="P78"/>
      <text:p text:style-name="P78">const NavBar = () =&gt; {</text:p>
      <text:p text:style-name="P78">return (</text:p>
      <text:p text:style-name="P78"><text:tab/>&lt;nav class="navbar" aria-label="Second navbar example"&gt;</text:p>
      <text:p text:style-name="P78"><text:s text:c="4"/><text:tab/>&lt;div class="container-fluid"&gt;</text:p>
      <text:p text:style-name="P78"><text:s text:c="6"/><text:tab/>&lt;a class="navbar-brand" href="#"&gt;Brand Name&lt;/a&gt;</text:p>
      <text:p text:style-name="P78"><text:tab/> <text:s text:c="5"/>&lt;ul class="navbar-nav me-auto"&gt;</text:p>
      <text:p text:style-name="P78"><text:tab/> <text:s text:c="9"/>&lt;li class="nav-item"&gt;</text:p>
      <text:p text:style-name="P78"><text:tab/> <text:s text:c="11"/>&lt;a class="nav-link active" aria-current="page" href="#"&gt;Home&lt;/a&gt;</text:p>
      <text:p text:style-name="P78"><text:tab/> <text:s text:c="9"/>&lt;/li&gt;</text:p>
      <text:p text:style-name="P78"><text:tab/> <text:s text:c="9"/>&lt;li class="nav-item"&gt;</text:p>
      <text:p text:style-name="P78"><text:tab/> <text:s text:c="11"/>&lt;a class="nav-link" href="#"&gt;Link&lt;/a&gt;</text:p>
      <text:p text:style-name="P78"><text:tab/> <text:s text:c="9"/>&lt;/li&gt;</text:p>
      <text:p text:style-name="P78"><text:tab/> <text:s text:c="5"/>&lt;/ul&gt;</text:p>
      <text:p text:style-name="P78"><text:s text:c="6"/>&lt;/div&gt;</text:p>
      <text:p text:style-name="P78"><text:tab/>&lt;/nav&gt;</text:p>
      <text:p text:style-name="P78"><text:tab/>&lt;form role="search"&gt;</text:p>
      <text:p text:style-name="P78"><text:s text:c="10"/>&lt;input class="form-control" type="text" <text:s/>aria-label="Search"&gt;</text:p>
      <text:p text:style-name="P78"><text:s text:c="6"/>&lt;/form&gt;</text:p>
      <text:p text:style-name="P78">);</text:p>
      <text:p text:style-name="P78">}</text:p>
      <table:table table:name="Table8" table:style-name="Table8">
        <table:table-column table:style-name="Table8.A"/>
        <table:table-row>
          <table:table-cell table:style-name="Table8.A1" office:value-type="string">
            <text:p text:style-name="P108"/>
            <text:p text:style-name="P108"/>
            <text:p text:style-name="P108"/>
            <text:p text:style-name="P108"/>
          </table:table-cell>
        </table:table-row>
      </table:table>
      <text:h text:style-name="P125" text:outline-level="2"><text:bookmark-start text:name="__RefHeading___Toc1792_1272806312"/><text:soft-page-break/>Hooks<text:bookmark-end text:name="__RefHeading___Toc1792_1272806312"/></text:h>
      <text:p text:style-name="P57"/>
      <text:p text:style-name="P13"><text:span text:style-name="T36">useR</text:span><text:span text:style-name="T28">ef</text:span> permet de</text:p>
      <text:p text:style-name="P57"/>
      <text:p text:style-name="P31">○<text:tab/>lier la fonction <text:span text:style-name="T62">de rappel</text:span></text:p>
      <text:p text:style-name="P31">○<text:tab/>faire référence à un autre fichier JavaScript</text:p>
      <text:p text:style-name="P33">○<text:tab/>accéder directement à un nœud DOM Votre réponse</text:p>
      <text:p text:style-name="P33">○<text:tab/>faire référence à une fonction</text:p>
      <text:p text:style-name="P59"/>
      <text:p text:style-name="P109"/>
      <text:p text:style-name="P10">Pourquoi faut il éviter de copier les valeurs des props dans l'état d'un composant ?</text:p>
      <text:p text:style-name="P15"/>
      <text:p text:style-name="P29">○<text:tab/><text:span text:style-name="T65">I</text:span>l ne faut jamais changer l'état <text:span text:style-name="T85">d’un composant</text:span></text:p>
      <text:p text:style-name="P107"><text:span text:style-name="T6">○<text:tab/></text:span><text:span text:style-name="T10">Pour</text:span><text:span text:style-name="T6"> permettre aux données de remonter vers le parent</text:span></text:p>
      <text:p text:style-name="P107">○<text:tab/><text:span text:style-name="T65">C</text:span>ela créerait deux instances du même état qui pourraient se désynchroniser</text:p>
      <text:p text:style-name="P29">○<text:tab/><text:span text:style-name="T65">L</text:span>es valeurs des props ne peuvent pas être stockées dans l'état</text:p>
      <text:p text:style-name="P29"/>
      <text:p text:style-name="P60"><text:bookmark-start text:name="__RefHeading___Toc1379_1272806312"/><text:bookmark-end text:name="__RefHeading___Toc1379_1272806312"/></text:p>
      <text:p text:style-name="P21"/>
      <text:p text:style-name="P21">À quoi sert le deuxième paramètre du hook <text:span text:style-name="T28">useEffect</text:span> ?</text:p>
      <text:p text:style-name="P29"/>
      <text:p text:style-name="P102"><text:span text:style-name="T6">○<text:tab/></text:span><text:span text:style-name="T9">D</text:span><text:span text:style-name="T6">éfinir la valeur initiale d'une variable d'état</text:span></text:p>
      <text:p text:style-name="P102"><text:span text:style-name="T6">○<text:tab/></text:span><text:span text:style-name="T9">D</text:span><text:span text:style-name="T6">éclencher le hook </text:span><text:span text:style-name="T9">conditionnellement </text:span></text:p>
      <text:p text:style-name="P102"><text:span text:style-name="T6">○<text:tab/></text:span><text:span text:style-name="T9">D</text:span><text:span text:style-name="T6">éfinir une fonction de nettoyage pour le hook</text:span></text:p>
      <text:p text:style-name="P102"><text:span text:style-name="T6">○<text:tab/></text:span><text:span text:style-name="T9">S</text:span><text:span text:style-name="T6">pécifier la durée de vie du composant</text:span></text:p>
      <text:p text:style-name="P102"/>
      <text:p text:style-name="P61"><text:bookmark-start text:name="__RefHeading___Toc1381_1272806312"/><text:bookmark-end text:name="__RefHeading___Toc1381_1272806312"/></text:p>
      <text:p text:style-name="P103"/>
      <text:p text:style-name="P101">Quel est le rôle du hook <text:span text:style-name="T28">useContext</text:span> ?</text:p>
      <text:p text:style-name="P102"/>
      <text:p text:style-name="P103"><text:span text:style-name="T6">○<text:tab/></text:span>créer un nouveau contexte pour partager des données entre des composants enfants.</text:p>
      <text:p text:style-name="P103"><text:span text:style-name="T6">○<text:tab/></text:span>accéder aux données d'un contexte existant dans un composant fonctionnel.</text:p>
      <text:p text:style-name="P103"><text:span text:style-name="T6">○<text:tab/></text:span>contrôler le rendu conditionnel d'un composant en fonction de certaines données.</text:p>
      <text:p text:style-name="P103"><text:span text:style-name="T6">○<text:tab/></text:span>définir une animation pour un composant en réponse à des événements utilisateu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Sawasdee" svg:font-family="Sawasdee" style:font-pitch="variable"/>
    <style:font-face style:name="dejavu sans mono" svg:font-family="'dejavu sans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wasdee" fo:font-family="Sawasdee"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Sawasdee" fo:font-family="Sawasdee" style:font-pitch="variable" fo:font-size="101%" fo:font-weight="bold" officeooo:rsid="006c00d0"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47a77" officeooo:paragraph-rsid="00826ceb"/>
    </style:style>
    <style:style style:name="MP2" style:family="paragraph" style:parent-style-name="Footer">
      <style:text-properties officeooo:rsid="0064783a" officeooo:paragraph-rsid="00845218"/>
    </style:style>
    <style:style style:name="MT1" style:family="text">
      <style:text-properties officeooo:rsid="00826ceb"/>
    </style:style>
    <style:style style:name="MT2" style:family="text">
      <style:text-properties officeooo:rsid="008630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om:</text:span><text:tab/><text:tab/>2-CE-X75-B / LPW</text:p>
      </style:header>
      <style:footer>
        <text:p text:style-name="MP2">Dieleman Sammy<text:tab/>Examen 2022-20<text:span text:style-name="MT2">23</text:span><text:tab/><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22:50:56.128360244</meta:creation-date>
    <dc:date>2023-05-24T13:35:44.248966771</dc:date>
    <meta:editing-duration>PT3H21M40S</meta:editing-duration>
    <meta:editing-cycles>106</meta:editing-cycles>
    <meta:generator>LibreOffice/7.4.7.2$Linux_X86_64 LibreOffice_project/40$Build-2</meta:generator>
    <meta:document-statistic meta:table-count="8" meta:image-count="0" meta:object-count="0" meta:page-count="15" meta:paragraph-count="277" meta:word-count="1400" meta:character-count="8857" meta:non-whitespace-character-count="7393"/>
  </office:meta>
</office:document-meta>
</file>